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Menlo-Regular" svg:font-family="Menlo-Regular"/>
    <style:font-face style:name="MS Mincho" svg:font-family="'MS Mincho', 'ＭＳ 明朝'" style:font-family-generic="modern"/>
    <style:font-face style:name="lr ¾©" svg:font-family="'lr ¾©', 'Times New Roman'" style:font-family-generic="roman"/>
    <style:font-face style:name="Nimbus Mono L" svg:font-family="'Nimbus Mono L'"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7.0854in" table:align="margins" style:writing-mode="lr-tb"/>
    </style:style>
    <style:style style:name="Table1.A" style:family="table-column">
      <style:table-column-properties style:column-width="0.7083in" style:rel-column-width="6553*"/>
    </style:style>
    <style:style style:name="Table1.J" style:family="table-column">
      <style:table-column-properties style:column-width="0.709in" style:rel-column-width="655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J2" style:family="table-cell">
      <style:table-cell-properties fo:padding="0.0382in" fo:border-left="0.0007in solid #000000" fo:border-right="0.0007in solid #000000" fo:border-top="none" fo:border-bottom="0.0007in solid #000000"/>
    </style:style>
    <style:style style:name="Table2" style:family="table">
      <style:table-properties style:width="7.0854in" table:align="margins" style:writing-mode="lr-tb"/>
    </style:style>
    <style:style style:name="Table2.A" style:family="table-column">
      <style:table-column-properties style:column-width="2.0493in" style:rel-column-width="18956*"/>
    </style:style>
    <style:style style:name="Table2.B" style:family="table-column">
      <style:table-column-properties style:column-width="0.7597in" style:rel-column-width="7025*"/>
    </style:style>
    <style:style style:name="Table2.C" style:family="table-column">
      <style:table-column-properties style:column-width="4.2764in" style:rel-column-width="39554*"/>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middle" style:border-line-width="0.0007in 0.0347in 0.0007in" fo:padding="0.0104in" fo:border="0.0361in double #808080" style:writing-mode="lr-tb"/>
    </style:style>
    <style:style style:name="Table3" style:family="table">
      <style:table-properties style:width="6.209in" table:align="margins" style:writing-mode="lr-tb"/>
    </style:style>
    <style:style style:name="Table3.A" style:family="table-column">
      <style:table-column-properties style:column-width="0.9743in" style:rel-column-width="10283*"/>
    </style:style>
    <style:style style:name="Table3.B" style:family="table-column">
      <style:table-column-properties style:column-width="0.3611in" style:rel-column-width="3811*"/>
    </style:style>
    <style:style style:name="Table3.D" style:family="table-column">
      <style:table-column-properties style:column-width="0.3618in" style:rel-column-width="3818*"/>
    </style:style>
    <style:style style:name="Table3.K" style:family="table-column">
      <style:table-column-properties style:column-width="0.375in" style:rel-column-width="3958*"/>
    </style:style>
    <style:style style:name="Table3.L" style:family="table-column">
      <style:table-column-properties style:column-width="0.3861in" style:rel-column-width="4075*"/>
    </style:style>
    <style:style style:name="Table3.O" style:family="table-column">
      <style:table-column-properties style:column-width="0.4514in" style:rel-column-width="4763*"/>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O3" style:family="table-cell">
      <style:table-cell-properties style:vertical-align="middle" fo:padding-left="0.075in" fo:padding-right="0.075in" fo:padding-top="0in" fo:padding-bottom="0in" fo:border="0.0069in solid #000000" style:writing-mode="lr-tb"/>
    </style:style>
    <style:style style:name="Table3.B7"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 style:family="table">
      <style:table-properties style:width="4.7569in" fo:margin-left="0.034in" fo:margin-right="2.2944in" table:align="margins" style:writing-mode="lr-tb"/>
    </style:style>
    <style:style style:name="Table4.A" style:family="table-column">
      <style:table-column-properties style:column-width="1.5833in" style:rel-column-width="21813*"/>
    </style:style>
    <style:style style:name="Table4.B" style:family="table-column">
      <style:table-column-properties style:column-width="1.5in" style:rel-column-width="20665*"/>
    </style:style>
    <style:style style:name="Table4.C" style:family="table-column">
      <style:table-column-properties style:column-width="1.6736in" style:rel-column-width="23057*"/>
    </style:style>
    <style:style style:name="Table4.1" style:family="table-row">
      <style:table-row-properties style:keep-together="true" fo:keep-together="auto"/>
    </style:style>
    <style:style style:name="Table4.A1" style:family="table-cell">
      <style:table-cell-properties style:vertical-align="middle" style:border-line-width-left="0.0007in 0.0347in 0.0007in" style:border-line-width-top="0.0007in 0.0347in 0.0007in" style:border-line-width-bottom="0.0007in 0.0347in 0.0007in" fo:padding="0.0104in" fo:border-left="0.0361in double #808080" fo:border-right="none" fo:border-top="0.0361in double #808080" fo:border-bottom="0.0361in double #808080" style:writing-mode="lr-tb"/>
    </style:style>
    <style:style style:name="Table4.C1" style:family="table-cell">
      <style:table-cell-properties style:vertical-align="middle" style:border-line-width="0.0007in 0.0347in 0.0007in" fo:padding="0.0104in" fo:border="0.0361in double #808080" style:writing-mode="lr-tb"/>
    </style:style>
    <style:style style:name="Table5" style:family="table">
      <style:table-properties style:width="7.0819in" table:align="margins" style:writing-mode="lr-tb"/>
    </style:style>
    <style:style style:name="Table5.A" style:family="table-column">
      <style:table-column-properties style:column-width="0.825in" style:rel-column-width="7634*"/>
    </style:style>
    <style:style style:name="Table5.B" style:family="table-column">
      <style:table-column-properties style:column-width="0.25in" style:rel-column-width="2313*"/>
    </style:style>
    <style:style style:name="Table5.H" style:family="table-column">
      <style:table-column-properties style:column-width="0.2813in" style:rel-column-width="2602*"/>
    </style:style>
    <style:style style:name="Table5.I" style:family="table-column">
      <style:table-column-properties style:column-width="0.2333in" style:rel-column-width="2159*"/>
    </style:style>
    <style:style style:name="Table5.J" style:family="table-column">
      <style:table-column-properties style:column-width="0.2354in" style:rel-column-width="2178*"/>
    </style:style>
    <style:style style:name="Table5.K" style:family="table-column">
      <style:table-column-properties style:column-width="0.2313in" style:rel-column-width="2139*"/>
    </style:style>
    <style:style style:name="Table5.L" style:family="table-column">
      <style:table-column-properties style:column-width="0.3167in" style:rel-column-width="2930*"/>
    </style:style>
    <style:style style:name="Table5.V" style:family="table-column">
      <style:table-column-properties style:column-width="0.3132in" style:rel-column-width="2898*"/>
    </style:style>
    <style:style style:name="Table5.W" style:family="table-column">
      <style:table-column-properties style:column-width="0.2965in" style:rel-column-width="2747*"/>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W3" style:family="table-cell">
      <style:table-cell-properties style:vertical-align="middle" fo:padding-left="0.075in" fo:padding-right="0.075in" fo:padding-top="0in" fo:padding-bottom="0in" fo:border="0.0069in solid #000000" style:writing-mode="lr-tb"/>
    </style:style>
    <style:style style:name="Table6" style:family="table">
      <style:table-properties style:width="7.0819in" table:align="margins" style:writing-mode="lr-tb"/>
    </style:style>
    <style:style style:name="Table6.A" style:family="table-column">
      <style:table-column-properties style:column-width="0.825in" style:rel-column-width="7634*"/>
    </style:style>
    <style:style style:name="Table6.B" style:family="table-column">
      <style:table-column-properties style:column-width="0.25in" style:rel-column-width="2313*"/>
    </style:style>
    <style:style style:name="Table6.H" style:family="table-column">
      <style:table-column-properties style:column-width="0.2813in" style:rel-column-width="2602*"/>
    </style:style>
    <style:style style:name="Table6.I" style:family="table-column">
      <style:table-column-properties style:column-width="0.2333in" style:rel-column-width="2159*"/>
    </style:style>
    <style:style style:name="Table6.J" style:family="table-column">
      <style:table-column-properties style:column-width="0.2354in" style:rel-column-width="2178*"/>
    </style:style>
    <style:style style:name="Table6.K" style:family="table-column">
      <style:table-column-properties style:column-width="0.2313in" style:rel-column-width="2139*"/>
    </style:style>
    <style:style style:name="Table6.L" style:family="table-column">
      <style:table-column-properties style:column-width="0.3167in" style:rel-column-width="2930*"/>
    </style:style>
    <style:style style:name="Table6.V" style:family="table-column">
      <style:table-column-properties style:column-width="0.3132in" style:rel-column-width="2898*"/>
    </style:style>
    <style:style style:name="Table6.W" style:family="table-column">
      <style:table-column-properties style:column-width="0.2965in" style:rel-column-width="2747*"/>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W3" style:family="table-cell">
      <style:table-cell-properties style:vertical-align="middle" fo:padding-left="0.075in" fo:padding-right="0.075in" fo:padding-top="0in" fo:padding-bottom="0in" fo:border="0.0069in solid #000000" style:writing-mode="lr-tb"/>
    </style:style>
    <style:style style:name="Table7" style:family="table">
      <style:table-properties style:width="7.0819in" table:align="margins" style:writing-mode="lr-tb"/>
    </style:style>
    <style:style style:name="Table7.A" style:family="table-column">
      <style:table-column-properties style:column-width="0.825in" style:rel-column-width="7634*"/>
    </style:style>
    <style:style style:name="Table7.B" style:family="table-column">
      <style:table-column-properties style:column-width="0.25in" style:rel-column-width="2313*"/>
    </style:style>
    <style:style style:name="Table7.H" style:family="table-column">
      <style:table-column-properties style:column-width="0.2813in" style:rel-column-width="2602*"/>
    </style:style>
    <style:style style:name="Table7.I" style:family="table-column">
      <style:table-column-properties style:column-width="0.2333in" style:rel-column-width="2159*"/>
    </style:style>
    <style:style style:name="Table7.J" style:family="table-column">
      <style:table-column-properties style:column-width="0.2354in" style:rel-column-width="2178*"/>
    </style:style>
    <style:style style:name="Table7.K" style:family="table-column">
      <style:table-column-properties style:column-width="0.2313in" style:rel-column-width="2139*"/>
    </style:style>
    <style:style style:name="Table7.L" style:family="table-column">
      <style:table-column-properties style:column-width="0.3167in" style:rel-column-width="2930*"/>
    </style:style>
    <style:style style:name="Table7.V" style:family="table-column">
      <style:table-column-properties style:column-width="0.3132in" style:rel-column-width="2898*"/>
    </style:style>
    <style:style style:name="Table7.W" style:family="table-column">
      <style:table-column-properties style:column-width="0.2965in" style:rel-column-width="2747*"/>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1" style:family="table-cell">
      <style:table-cell-properties style:vertical-align="top" fo:padding-left="0.075in" fo:padding-right="0.075in" fo:padding-top="0in" fo:padding-bottom="0in" fo:border="0.0069in solid #000000" style:writing-mode="lr-tb"/>
    </style:style>
    <style:style style:name="Table7.W3" style:family="table-cell">
      <style:table-cell-properties style:vertical-align="middle" fo:padding-left="0.075in" fo:padding-right="0.075in" fo:padding-top="0in" fo:padding-bottom="0in" fo:border="0.0069in solid #000000" style:writing-mode="lr-tb"/>
    </style:style>
    <style:style style:name="Table8" style:family="table">
      <style:table-properties style:width="7.0819in" table:align="margins" style:writing-mode="lr-tb"/>
    </style:style>
    <style:style style:name="Table8.A" style:family="table-column">
      <style:table-column-properties style:column-width="0.825in" style:rel-column-width="7634*"/>
    </style:style>
    <style:style style:name="Table8.B" style:family="table-column">
      <style:table-column-properties style:column-width="0.25in" style:rel-column-width="2313*"/>
    </style:style>
    <style:style style:name="Table8.H" style:family="table-column">
      <style:table-column-properties style:column-width="0.2813in" style:rel-column-width="2602*"/>
    </style:style>
    <style:style style:name="Table8.I" style:family="table-column">
      <style:table-column-properties style:column-width="0.2333in" style:rel-column-width="2159*"/>
    </style:style>
    <style:style style:name="Table8.J" style:family="table-column">
      <style:table-column-properties style:column-width="0.2354in" style:rel-column-width="2178*"/>
    </style:style>
    <style:style style:name="Table8.K" style:family="table-column">
      <style:table-column-properties style:column-width="0.2313in" style:rel-column-width="2139*"/>
    </style:style>
    <style:style style:name="Table8.L" style:family="table-column">
      <style:table-column-properties style:column-width="0.3167in" style:rel-column-width="2930*"/>
    </style:style>
    <style:style style:name="Table8.V" style:family="table-column">
      <style:table-column-properties style:column-width="0.3132in" style:rel-column-width="2898*"/>
    </style:style>
    <style:style style:name="Table8.W" style:family="table-column">
      <style:table-column-properties style:column-width="0.2965in" style:rel-column-width="2747*"/>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1" style:family="table-cell">
      <style:table-cell-properties style:vertical-align="top" fo:padding-left="0.075in" fo:padding-right="0.075in" fo:padding-top="0in" fo:padding-bottom="0in" fo:border="0.0069in solid #000000" style:writing-mode="lr-tb"/>
    </style:style>
    <style:style style:name="Table8.W3"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text-properties fo:language="en" fo:country="US"/>
    </style:style>
    <style:style style:name="P2" style:family="paragraph" style:parent-style-name="Standard">
      <style:paragraph-properties style:snap-to-layout-grid="false"/>
      <style:text-properties fo:language="en" fo:country="US"/>
    </style:style>
    <style:style style:name="P3" style:family="paragraph" style:parent-style-name="Standard">
      <style:paragraph-properties style:snap-to-layout-grid="false"/>
      <style:text-properties fo:language="en" fo:country="US" style:font-name-asian="MS Mincho" style:language-asian="ja" style:country-asian="JP"/>
    </style:style>
    <style:style style:name="P4" style:family="paragraph" style:parent-style-name="Standard">
      <style:paragraph-properties style:snap-to-layout-grid="false">
        <style:tab-stops>
          <style:tab-stop style:position="0.052in"/>
        </style:tab-stops>
      </style:paragraph-properties>
      <style:text-properties fo:language="en" fo:country="US" style:font-name-asian="MS Mincho" style:language-asian="ja" style:country-asian="JP"/>
    </style:style>
    <style:style style:name="P5" style:family="paragraph" style:parent-style-name="Standard">
      <style:paragraph-properties fo:text-align="center" style:justify-single-word="false" style:snap-to-layout-grid="false"/>
      <style:text-properties fo:language="en" fo:country="US"/>
    </style:style>
    <style:style style:name="P6" style:family="paragraph" style:parent-style-name="Standard">
      <style:text-properties fo:language="en" fo:country="US" style:language-asian="ja" style:country-asian="JP"/>
    </style:style>
    <style:style style:name="P7" style:family="paragraph" style:parent-style-name="Standard">
      <style:text-properties fo:language="en" fo:country="US" fo:font-style="normal" fo:font-weight="normal" style:language-asian="ja" style:country-asian="JP" style:font-style-asian="normal" style:font-weight-asian="normal" style:font-style-complex="normal" style:font-weight-complex="normal"/>
    </style:style>
    <style:style style:name="P8" style:family="paragraph" style:parent-style-name="Standard">
      <style:text-properties fo:language="en" fo:country="US" fo:font-weight="normal" style:font-weight-asian="normal" style:font-weight-complex="normal"/>
    </style:style>
    <style:style style:name="P9" style:family="paragraph" style:parent-style-name="Standard">
      <style:text-properties fo:language="en" fo:country="US" fo:font-style="italic" fo:font-weight="normal" style:font-style-asian="italic" style:font-weight-asian="normal" style:font-weight-complex="normal"/>
    </style:style>
    <style:style style:name="P10" style:family="paragraph" style:parent-style-name="Standard">
      <style:text-properties fo:language="en" fo:country="US" fo:font-style="italic" fo:font-weight="bold" style:font-style-asian="italic" style:font-weight-asian="bold"/>
    </style:style>
    <style:style style:name="P11" style:family="paragraph" style:parent-style-name="Standard">
      <style:text-properties fo:font-size="9pt" fo:language="en" fo:country="US" style:font-size-asian="9pt" style:font-size-complex="9pt"/>
    </style:style>
    <style:style style:name="P12" style:family="paragraph" style:parent-style-name="Standard">
      <style:paragraph-properties style:snap-to-layout-grid="false"/>
      <style:text-properties fo:font-size="9pt" fo:language="en" fo:country="US" style:font-size-asian="9pt" style:font-size-complex="9pt"/>
    </style:style>
    <style:style style:name="P13" style:family="paragraph" style:parent-style-name="Standard">
      <style:paragraph-properties fo:text-align="center" style:justify-single-word="false" style:snap-to-layout-grid="false"/>
      <style:text-properties fo:font-size="9pt" fo:language="en" fo:country="US" style:font-size-asian="9pt" style:font-size-complex="9pt"/>
    </style:style>
    <style:style style:name="P14" style:family="paragraph" style:parent-style-name="Standard">
      <style:paragraph-properties style:snap-to-layout-grid="false"/>
      <style:text-properties fo:font-size="9pt" fo:language="en" fo:country="US" style:font-name-asian="MS Mincho" style:font-size-asian="9pt" style:language-asian="ja" style:country-asian="JP" style:font-size-complex="9pt"/>
    </style:style>
    <style:style style:name="P15" style:family="paragraph" style:parent-style-name="Standard">
      <style:paragraph-properties style:snap-to-layout-grid="false"/>
      <style:text-properties fo:color="#ff0000" fo:language="en" fo:country="US" style:font-name-asian="MS Mincho" style:language-asian="ja" style:country-asian="JP"/>
    </style:style>
    <style:style style:name="P16" style:family="paragraph" style:parent-style-name="Standard">
      <style:text-properties fo:color="#ff0000" fo:language="en" fo:country="US" fo:font-style="normal" fo:font-weight="normal" style:language-asian="ja" style:country-asian="JP" style:font-style-asian="normal" style:font-weight-asian="normal" style:font-style-complex="normal" style:font-weight-complex="normal"/>
    </style:style>
    <style:style style:name="P17" style:family="paragraph" style:parent-style-name="Standard">
      <style:text-properties fo:color="#ff0000" fo:language="en" fo:country="US" fo:font-style="normal" fo:font-weight="bold" style:language-asian="ja" style:country-asian="JP" style:font-style-asian="normal" style:font-weight-asian="bold" style:font-style-complex="normal" style:font-weight-complex="bold"/>
    </style:style>
    <style:style style:name="P18" style:family="paragraph" style:parent-style-name="Standard">
      <style:text-properties fo:color="#ff0000" fo:language="en" fo:country="US" fo:font-style="normal" fo:font-weight="bold" style:language-asian="ja" style:country-asian="JP" style:font-style-asian="normal" style:font-weight-asian="normal" style:font-style-complex="normal" style:font-weight-complex="normal"/>
    </style:style>
    <style:style style:name="P19" style:family="paragraph" style:parent-style-name="Standard">
      <style:text-properties fo:color="#ff0000" fo:language="en" fo:country="US" fo:font-weight="normal" style:font-weight-asian="normal" style:font-weight-complex="normal"/>
    </style:style>
    <style:style style:name="P20" style:family="paragraph" style:parent-style-name="Standard">
      <style:paragraph-properties style:snap-to-layout-grid="false"/>
      <style:text-properties fo:color="#ff0000" fo:font-size="9pt" fo:language="en" fo:country="US" style:font-name-asian="MS Mincho" style:font-size-asian="9pt" style:language-asian="ja" style:country-asian="JP" style:font-size-complex="9pt"/>
    </style:style>
    <style:style style:name="P21" style:family="paragraph" style:parent-style-name="Standard">
      <style:paragraph-properties fo:text-align="start" style:justify-single-word="false"/>
      <style:text-properties fo:color="#ff0000"/>
    </style:style>
    <style:style style:name="P22" style:family="paragraph" style:parent-style-name="Standard">
      <style:paragraph-properties style:snap-to-layout-grid="false"/>
      <style:text-properties fo:font-size="10pt" fo:language="en" fo:country="US" style:font-size-asian="10pt"/>
    </style:style>
    <style:style style:name="P23" style:family="paragraph" style:parent-style-name="Standard">
      <style:paragraph-properties fo:text-align="center" style:justify-single-word="false" style:snap-to-layout-grid="false"/>
      <style:text-properties fo:font-size="10pt" fo:language="en" fo:country="US" style:font-size-asian="10pt"/>
    </style:style>
    <style:style style:name="P24" style:family="paragraph" style:parent-style-name="Standard">
      <style:text-properties fo:font-size="19pt" fo:language="en" fo:country="US" fo:font-weight="bold" style:font-size-asian="19pt" style:font-weight-asian="bold" style:font-size-complex="19pt" style:font-weight-complex="bold"/>
    </style:style>
    <style:style style:name="P25" style:family="paragraph" style:parent-style-name="Standard">
      <style:text-properties fo:font-size="15pt" fo:language="en" fo:country="US" style:font-size-asian="15pt" style:font-size-complex="15pt"/>
    </style:style>
    <style:style style:name="P26" style:family="paragraph" style:parent-style-name="Standard">
      <style:text-properties fo:font-size="14pt" fo:language="en" fo:country="US" fo:font-weight="bold" style:font-size-asian="14pt" style:font-weight-asian="bold" style:font-size-complex="14pt"/>
    </style:style>
    <style:style style:name="P27" style:family="paragraph" style:parent-style-name="Standard">
      <style:paragraph-properties style:snap-to-layout-grid="false"/>
      <style:text-properties fo:color="#0000ff" fo:font-size="9pt" fo:language="en" fo:country="US" style:font-name-asian="MS Mincho" style:font-size-asian="9pt" style:language-asian="ja" style:country-asian="JP" style:font-size-complex="9pt"/>
    </style:style>
    <style:style style:name="P28" style:family="paragraph" style:parent-style-name="Standard">
      <style:paragraph-properties fo:background-color="#e6e6e6">
        <style:background-image/>
      </style:paragraph-properties>
      <style:text-properties style:font-name="Nimbus Mono L" fo:language="en" fo:country="US" fo:font-style="normal" fo:font-weight="normal" fo:background-color="transparent" style:language-asian="ja" style:country-asian="JP" style:font-style-asian="normal" style:font-weight-asian="normal" style:font-style-complex="normal" style:font-weight-complex="normal"/>
    </style:style>
    <style:style style:name="P29" style:family="paragraph" style:parent-style-name="Standard">
      <style:paragraph-properties fo:background-color="#e6e6e6">
        <style:background-image/>
      </style:paragraph-properties>
      <style:text-properties style:font-name="Nimbus Mono L" fo:language="en" fo:country="US" fo:font-weight="normal" style:font-weight-asian="normal" style:font-weight-complex="normal"/>
    </style:style>
    <style:style style:name="P30" style:family="paragraph" style:parent-style-name="Standard">
      <style:paragraph-properties fo:margin-left="0.4917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style:font-name="Menlo-Regular" fo:font-size="4pt" style:font-name-asian="Menlo-Regular" style:font-size-asian="4pt" style:font-name-complex="Menlo-Regular" style:font-size-complex="4pt"/>
    </style:style>
    <style:style style:name="P31" style:family="paragraph" style:parent-style-name="Standard">
      <style:paragraph-properties fo:margin-left="0.4917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ff0000" style:font-name="Menlo-Regular" fo:font-size="4pt" style:font-name-asian="Menlo-Regular" style:font-size-asian="4pt" style:font-name-complex="Menlo-Regular" style:font-size-complex="4pt"/>
    </style:style>
    <style:style style:name="P32" style:family="paragraph" style:parent-style-name="Standard">
      <style:paragraph-properties fo:margin-left="0.4917in" fo:margin-right="0in" fo:text-indent="0in" style:auto-text-indent="false" style:text-autospace="none"/>
      <style:text-properties fo:color="#ff0000" style:font-name="Menlo-Regular" fo:font-size="4pt" style:font-name-asian="Menlo-Regular" style:font-size-asian="4pt" style:font-name-complex="Menlo-Regular" style:font-size-complex="4pt"/>
    </style:style>
    <style:style style:name="P33" style:family="paragraph" style:parent-style-name="Default_7e_LT_7e_Gliederung_20_1">
      <style:paragraph-properties fo:margin-left="0.4917in" fo:margin-right="0in" fo:text-indent="0in" style:auto-text-indent="false"/>
      <style:text-properties fo:color="#ff0000" style:text-outline="false" style:text-line-through-style="none" style:font-name="Times New Roman" fo:font-size="12pt" fo:language="en" fo:country="US"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4" style:family="paragraph" style:parent-style-name="Default_7e_LT_7e_Gliederung_20_3">
      <style:paragraph-properties fo:margin-left="0.4917in" fo:margin-right="0in" fo:text-indent="0in" style:auto-text-indent="false"/>
      <style:text-properties fo:color="#ff0000" style:text-outline="false" style:text-line-through-style="none" style:font-name="Times New Roman" fo:font-size="12pt" fo:language="en" fo:country="US" fo:font-style="normal" fo:text-shadow="none" style:text-underline-style="none" fo:font-weight="normal" style:font-name-asian="Helvetica" style:font-size-asian="12pt" style:font-style-asian="normal" style:font-weight-asian="normal" style:font-name-complex="Helvetica" style:font-size-complex="12pt" style:font-style-complex="normal" style:font-weight-complex="normal" style:text-emphasize="none" style:text-overline-style="none" style:text-overline-color="font-color"/>
    </style:style>
    <style:style style:name="P35" style:family="paragraph" style:parent-style-name="Text_20_body">
      <style:text-properties fo:language="en" fo:country="US" fo:font-weight="normal" style:font-weight-asian="normal" style:font-weight-complex="normal"/>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fo:color="#ff0000"/>
    </style:style>
    <style:style style:name="P38" style:family="paragraph" style:parent-style-name="Standard" style:master-page-name="Standard">
      <style:paragraph-properties style:page-number="auto"/>
      <style:text-properties fo:font-size="19pt" fo:language="en" fo:country="US" fo:font-weight="bold" style:font-size-asian="19pt" style:font-weight-asian="bold" style:font-size-complex="19pt" style:font-weight-complex="bold"/>
    </style:style>
    <style:style style:name="P39" style:family="paragraph" style:parent-style-name="Standard" style:list-style-name="L1">
      <style:text-properties fo:color="#ff0000" fo:language="en" fo:country="US" fo:font-style="normal" fo:font-weight="normal" style:language-asian="ja" style:country-asian="JP" style:font-style-asian="normal" style:font-weight-asian="normal" style:font-style-complex="normal" style:font-weight-complex="normal"/>
    </style:style>
    <style:style style:name="P40" style:family="paragraph" style:parent-style-name="Standard" style:list-style-name="L3">
      <style:text-properties fo:color="#ff0000" fo:language="en" fo:country="US" fo:font-style="normal" fo:font-weight="normal" style:language-asian="ja" style:country-asian="JP" style:font-style-asian="normal" style:font-weight-asian="normal" style:font-style-complex="normal" style:font-weight-complex="normal"/>
    </style:style>
    <style:style style:name="P41" style:family="paragraph" style:parent-style-name="Standard">
      <style:text-properties fo:color="#3333ff" fo:language="en" fo:country="US"/>
    </style:style>
    <style:style style:name="P42" style:family="paragraph" style:parent-style-name="Standard" style:list-style-name="WW8Num2">
      <style:paragraph-properties fo:margin-left="0.6665in" fo:margin-right="0in" fo:text-indent="-0.1665in" style:auto-text-indent="false"/>
      <style:text-properties fo:language="en" fo:country="US" style:language-asian="ja" style:country-asian="JP"/>
    </style:style>
    <style:style style:name="P43" style:family="paragraph" style:parent-style-name="Text_20_body" style:list-style-name="L2">
      <style:text-properties fo:language="en" fo:country="US"/>
    </style:style>
    <style:style style:name="P44" style:family="paragraph" style:parent-style-name="Text_20_body" style:list-style-name="L1">
      <style:paragraph-properties fo:margin-left="0.5in" fo:margin-right="0in" fo:text-indent="-0.25in" style:auto-text-indent="false"/>
      <style:text-properties fo:language="en" fo:country="US"/>
    </style:style>
    <style:style style:name="P45" style:family="paragraph" style:parent-style-name="Text_20_body" style:list-style-name="L1">
      <style:paragraph-properties fo:margin-left="0.5in" fo:margin-right="0in" fo:text-indent="-0.25in" style:auto-text-indent="false"/>
      <style:text-properties fo:color="#3333ff" fo:language="en" fo:country="US"/>
    </style:style>
    <style:style style:name="T1" style:family="text">
      <style:text-properties fo:font-size="15pt" style:font-size-asian="15pt" style:font-size-complex="15pt"/>
    </style:style>
    <style:style style:name="T2" style:family="text">
      <style:text-properties fo:font-size="10pt" style:font-size-asian="10pt"/>
    </style:style>
    <style:style style:name="T3" style:family="text">
      <style:text-properties fo:font-size="10pt" style:font-size-asian="10pt" style:language-asian="ja" style:country-asian="JP"/>
    </style:style>
    <style:style style:name="T4" style:family="text">
      <style:text-properties style:font-name="Wingdings" fo:font-size="10pt" style:font-size-asian="10pt"/>
    </style:style>
    <style:style style:name="T5" style:family="text">
      <style:text-properties style:font-name="Wingdings" fo:font-size="9pt" style:font-size-asian="9pt" style:font-size-complex="9pt"/>
    </style:style>
    <style:style style:name="T6" style:family="text">
      <style:text-properties fo:font-size="9pt" style:font-size-asian="9pt" style:font-size-complex="9pt"/>
    </style:style>
    <style:style style:name="T7" style:family="text">
      <style:text-properties style:language-asian="ja" style:country-asian="JP"/>
    </style:style>
    <style:style style:name="T8" style:family="text">
      <style:text-properties fo:color="#ff0000"/>
    </style:style>
    <style:style style:name="T9" style:family="text">
      <style:text-properties fo:color="#ff0000" fo:font-style="normal" style:language-asian="ja" style:country-asian="JP" style:font-style-asian="normal" style:font-style-complex="normal"/>
    </style:style>
    <style:style style:name="T10" style:family="text">
      <style:text-properties fo:color="#ff0000" fo:font-style="normal" fo:font-weight="normal"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bold" style:language-asian="ja" style:country-asian="JP"/>
    </style:style>
    <style:style style:name="T14" style:family="text">
      <style:text-properties fo:font-style="italic" fo:font-weight="bold" style:language-asian="ja" style:country-asian="JP" style:font-style-asian="italic" style:font-weight-asian="bold"/>
    </style:style>
    <style:style style:name="T15" style:family="text">
      <style:text-properties fo:font-style="italic" fo:font-weight="bold" style:font-style-asian="italic" style:font-weight-asian="bold"/>
    </style:style>
    <style:style style:name="T16" style:family="text">
      <style:text-properties fo:font-style="normal" fo:font-weight="normal" style:language-asian="ja" style:country-asian="JP" style:font-style-asian="normal" style:font-weight-asian="normal" style:font-style-complex="normal" style:font-weight-complex="normal"/>
    </style:style>
    <style:style style:name="T17" style:family="text">
      <style:text-properties fo:font-style="normal" style:language-asian="ja" style:country-asian="JP" style:font-style-asian="normal" style:font-style-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style>
    <style:style style:name="T20" style:family="text">
      <style:text-properties fo:font-size="14pt" fo:font-weight="bold" style:font-size-asian="14pt" style:font-weight-asian="bold" style:font-size-complex="14pt" style:font-weight-complex="bold"/>
    </style:style>
    <style:style style:name="T21" style:family="text">
      <style:text-properties fo:language="en" fo:country="US" fo:font-style="normal" fo:font-weight="bold" style:language-asian="ja" style:country-asian="JP" style:font-style-asian="normal" style:font-weight-asian="bold" style:font-style-complex="normal" style:font-weight-complex="bold"/>
    </style:style>
    <style:style style:name="T22" style:family="text">
      <style:text-properties style:font-name="Menlo-Regular" fo:font-size="4pt" style:font-name-asian="Menlo-Regular" style:font-size-asian="4pt" style:font-name-complex="Menlo-Regular" style:font-size-complex="4pt"/>
    </style:style>
    <style:style style:name="T23" style:family="text">
      <style:text-properties fo:color="#3333ff"/>
    </style:style>
    <style:style style:name="fr1" style:family="graphic" style:parent-style-name="Frame">
      <style:graphic-properties fo:margin-left="0in" fo:margin-right="0.1252in"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2in" fo:margin-right="0.1252in"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Exercise 2. </text:p>
      <text:p text:style-name="P24">Answer Sheet </text:p>
      <text:p text:style-name="P24"/>
      <text:p text:style-name="P25"/>
      <text:p text:style-name="P1"><text:span text:style-name="T1">Student's Name and ID:</text:span> <text:span text:style-name="T20">Yuta Nemoto s1240234</text:span></text:p>
      <text:p text:style-name="P1"><text:line-break/></text:p>
      <text:p text:style-name="P1"/>
      <text:p text:style-name="P1"><text:span text:style-name="T13">Problem 1. <text:s/></text:span><text:span text:style-name="T16">(15 points)</text:span><text:span text:style-name="T13"> </text:span><text:span text:style-name="T16">Consider the following program: </text:span></text:p>
      <text:p text:style-name="P7"/>
      <text:p text:style-name="P28">#include &lt;stdio.h&gt; </text:p>
      <text:p text:style-name="P28"/>
      <text:p text:style-name="P28">main () { </text:p>
      <text:p text:style-name="P28"><text:tab/>long int i; </text:p>
      <text:p text:style-name="P28"><text:tab/>long int n = 500000000; </text:p>
      <text:p text:style-name="P28"/>
      <text:p text:style-name="P28"><text:tab/>while (1) { </text:p>
      <text:p text:style-name="P28"><text:tab/><text:tab/>/* ~ 1 second run */ </text:p>
      <text:p text:style-name="P28"><text:tab/><text:tab/>printf ("*Ready*\n"); </text:p>
      <text:p text:style-name="P28"><text:tab/><text:tab/>for (i = 0; i &lt; n; i++); </text:p>
      <text:p text:style-name="P28"/>
      <text:p text:style-name="P28"><text:tab/><text:tab/>/* 2 seconds sleep */ </text:p>
      <text:p text:style-name="P28"><text:tab/><text:tab/>printf ("*Sleep*\n"); </text:p>
      <text:p text:style-name="P28"><text:tab/><text:tab/>sleep (2); </text:p>
      <text:p text:style-name="P28"><text:tab/>} </text:p>
      <text:p text:style-name="P28">} </text:p>
      <text:p text:style-name="P7"/>
      <text:p text:style-name="P7"/>
      <text:p text:style-name="P7">a) Save this source code in a file called loop.c, compile it, and run it.</text:p>
      <text:p text:style-name="P7"/>
      <text:p text:style-name="P35">b) Answer to the following questions. </text:p>
      <text:list xml:id="list674101844540910123" text:style-name="L1">
        <text:list-item>
          <text:p text:style-name="P45">Using command "top", check the status of the process your program has created. Checking should be performed every second. <text:s/>Which command options can be used? (Consult the manual page for “top”) (Zero: it doesn't allow to check status every second)</text:p>
          <text:p text:style-name="P44"/>
          <text:p text:style-name="P39">The command option is “-pid”</text:p>
          <text:p text:style-name="P39">I can check the state of process by using command “top -pid [PID of process]”</text:p>
        </text:list-item>
      </text:list>
      <text:p text:style-name="P16"><text:tab/></text:p>
      <text:p text:style-name="P17"><text:tab/><text:span text:style-name="T12">In my case, I used the command “top -pid 10363” and see the changing of status like below.</text:span></text:p>
      <text:p text:style-name="P21"><text:span text:style-name="T21"><text:tab/></text:span><text:span text:style-name="T22">Processes: 294 total, 2 running, 1 stuck, 291 sleeping, 994 threads <text:s text:c="144"/>11:18:38</text:span></text:p>
      <text:p text:style-name="P30">Load Avg: 1.57, 1.70, 1.71 <text:s/>CPU usage: 2.46% user, 1.97% sys, 95.56% idle <text:s text:c="2"/>SharedLibs: 242M resident, 43M data, 61M linkedit. MemRegions: 25929 total, 2041M resident, 104M private, 495M shared.</text:p>
      <text:p text:style-name="P31">PhysMem: 8073M used (1562M wired), 115M unused. VM: 782G vsize, 627M framework vsize, 0(0) swapins, 0(0) swapouts. Networks: packets: 26131519/29G in, 15217632/3646M out. Disks: 7826449/58G read, 5259953/116G written.</text:p>
      <text:p text:style-name="P31"/>
      <text:p text:style-name="P31">PID <text:s text:c="3"/>COMMAND <text:s text:c="5"/>%CPU TIME <text:s text:c="4"/>#TH <text:s/>#WQ <text:s/>#POR MEM <text:s text:c="2"/>PURG CMPR PGRP <text:s/>PPID STATE <text:s text:c="3"/>BOOSTS <text:s text:c="4"/>%CPU_ME %CPU_OTHRS UID <text:s text:c="2"/>FAUL COW <text:s/>MSGS MSGR SYSB SYSM CSW <text:s text:c="2"/>PAGE IDLE POWE USER <text:s text:c="4"/>#MRE RPRV VPRV VSIZ KPRV KSHR</text:p>
      <text:p text:style-name="P32">10877 <text:s/>a.out <text:s text:c="7"/>0.0 <text:s/>00:11.60 1 <text:s text:c="3"/>0 <text:s text:c="3"/>10 <text:s text:c="2"/>292K <text:s/>0B <text:s text:c="2"/>0B <text:s text:c="2"/>10877 9871 sleeping *0[1] <text:s text:c="5"/>0.00000 0.00000 <text:s text:c="3"/>17518 440 <text:s/>42 <text:s text:c="2"/>36 <text:s text:c="2"/>18 <text:s text:c="2"/>102 <text:s/>44 <text:s text:c="2"/>2943 <text:s/>0 <text:s text:c="3"/>7 <text:s text:c="3"/>0.0 <text:s/>s1240234 N/A <text:s/>N/A <text:s/>N/A <text:s/>N/A <text:s/>N/A <text:s/>N/A</text:p>
      <text:p text:style-name="P18"/>
      <text:list xml:id="list2733702134662310917" text:style-name="L2">
        <text:list-item>
          <text:p text:style-name="P43">Show the states of the process created by your program as seen from the top command output in the table below:</text:p>
          <text:p text:style-name="P43"/>
        </text:list-item>
      </text:list>
      <table:table table:name="Table1" table:style-name="Table1">
        <table:table-column table:style-name="Table1.A" table:number-columns-repeated="9"/>
        <table:table-column table:style-name="Table1.J"/>
        <table:table-row>
          <table:table-cell table:style-name="Table1.A1" table:number-rows-spanned="2" office:value-type="string">
            <text:p text:style-name="Table_20_Contents">State</text:p>
          </table:table-cell>
          <table:table-cell table:style-name="Table1.B1" table:number-columns-spanned="9" office:value-type="string">
            <text:p text:style-name="P36">Time, (sec)</text:p>
          </table:table-cell>
          <table:covered-table-cell/>
          <table:covered-table-cell/>
          <table:covered-table-cell/>
          <table:covered-table-cell/>
          <table:covered-table-cell/>
          <table:covered-table-cell/>
          <table:covered-table-cell/>
          <table:covered-table-cell/>
        </table:table-row>
        <table:table-row>
          <table:covered-table-cell/>
          <table:table-cell table:style-name="Table1.B2" office:value-type="string">
            <text:p text:style-name="P36">1</text:p>
          </table:table-cell>
          <table:table-cell table:style-name="Table1.B2" office:value-type="string">
            <text:p text:style-name="P36">2</text:p>
          </table:table-cell>
          <table:table-cell table:style-name="Table1.B2" office:value-type="string">
            <text:p text:style-name="P36">3</text:p>
          </table:table-cell>
          <table:table-cell table:style-name="Table1.B2" office:value-type="string">
            <text:p text:style-name="P36">4</text:p>
          </table:table-cell>
          <table:table-cell table:style-name="Table1.B2" office:value-type="string">
            <text:p text:style-name="P36">5</text:p>
          </table:table-cell>
          <table:table-cell table:style-name="Table1.B2" office:value-type="string">
            <text:p text:style-name="P36">6</text:p>
          </table:table-cell>
          <table:table-cell table:style-name="Table1.B2" office:value-type="string">
            <text:p text:style-name="P36">7</text:p>
          </table:table-cell>
          <table:table-cell table:style-name="Table1.B2" office:value-type="string">
            <text:p text:style-name="P36">8</text:p>
          </table:table-cell>
          <table:table-cell table:style-name="Table1.J2" office:value-type="string">
            <text:p text:style-name="P36">9</text:p>
          </table:table-cell>
        </table:table-row>
        <table:table-row>
          <table:table-cell table:style-name="Table1.B2" office:value-type="string">
            <text:p text:style-name="Table_20_Contents">Running</text:p>
          </table:table-cell>
          <table:table-cell table:style-name="Table1.B2" office:value-type="string">
            <text:p text:style-name="P37">*</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text:p>
          </table:table-cell>
          <table:table-cell table:style-name="Table1.B2" office:value-type="string">
            <text:p text:style-name="P37"/>
          </table:table-cell>
          <table:table-cell table:style-name="Table1.B2" office:value-type="string">
            <text:p text:style-name="P37"/>
          </table:table-cell>
          <table:table-cell table:style-name="Table1.B2" office:value-type="string">
            <text:p text:style-name="P37">*</text:p>
          </table:table-cell>
          <table:table-cell table:style-name="Table1.B2" office:value-type="string">
            <text:p text:style-name="P37">*</text:p>
          </table:table-cell>
          <table:table-cell table:style-name="Table1.J2" office:value-type="string">
            <text:p text:style-name="P37"/>
          </table:table-cell>
        </table:table-row>
        <table:table-row>
          <table:table-cell table:style-name="Table1.B2" office:value-type="string">
            <text:p text:style-name="Table_20_Contents">Sleeping</text:p>
          </table:table-cell>
          <table:table-cell table:style-name="Table1.B2" office:value-type="string">
            <text:p text:style-name="P37"/>
          </table:table-cell>
          <table:table-cell table:style-name="Table1.B2" office:value-type="string">
            <text:p text:style-name="P37">*</text:p>
          </table:table-cell>
          <table:table-cell table:style-name="Table1.B2" office:value-type="string">
            <text:p text:style-name="P37">*</text:p>
          </table:table-cell>
          <table:table-cell table:style-name="Table1.B2" office:value-type="string">
            <text:p text:style-name="P37"/>
          </table:table-cell>
          <table:table-cell table:style-name="Table1.B2" office:value-type="string">
            <text:p text:style-name="P37">*</text:p>
          </table:table-cell>
          <table:table-cell table:style-name="Table1.B2" office:value-type="string">
            <text:p text:style-name="P37">*</text:p>
          </table:table-cell>
          <table:table-cell table:style-name="Table1.B2" office:value-type="string">
            <text:p text:style-name="P37"/>
          </table:table-cell>
          <table:table-cell table:style-name="Table1.B2" office:value-type="string">
            <text:p text:style-name="P37"/>
          </table:table-cell>
          <table:table-cell table:style-name="Table1.J2" office:value-type="string">
            <text:p text:style-name="P37">*</text:p>
          </table:table-cell>
        </table:table-row>
      </table:table>
      <text:p text:style-name="P1"><text:soft-page-break/>(put * in the appropriate cells)</text:p>
      <text:p text:style-name="P1"/>
      <text:p text:style-name="P1"/>
      <text:p text:style-name="P1"><text:line-break/><text:span text:style-name="T11">Problem 2. <text:s text:c="2"/></text:span><text:span text:style-name="T12">(15 points)</text:span><text:span text:style-name="T11"> <text:s/></text:span><text:span text:style-name="T12">Consider the following program:</text:span></text:p>
      <text:p text:style-name="P8"/>
      <text:p text:style-name="P8"/>
      <text:p text:style-name="P29">#include &lt;sys/types.h&gt; </text:p>
      <text:p text:style-name="P29">#include &lt;stdio.h&gt; </text:p>
      <text:p text:style-name="P29">#include &lt;unistd.h&gt; </text:p>
      <text:p text:style-name="P29"/>
      <text:p text:style-name="P29">int main () { </text:p>
      <text:p text:style-name="P29"><text:tab/>pid_t pid, pid1; </text:p>
      <text:p text:style-name="P29"><text:tab/> </text:p>
      <text:p text:style-name="P29"><text:tab/>/* fork a child process */ </text:p>
      <text:p text:style-name="P29"><text:tab/>pid = fork(); </text:p>
      <text:p text:style-name="P29"/>
      <text:p text:style-name="P29"><text:tab/>if (pid &lt; 0) { <text:s/>/* error occured */ </text:p>
      <text:p text:style-name="P29"><text:tab/><text:tab/>fprintf (stderr, "Fork failed"); </text:p>
      <text:p text:style-name="P29"><text:tab/><text:tab/>return 1; </text:p>
      <text:p text:style-name="P29"><text:tab/>} </text:p>
      <text:p text:style-name="P29"><text:tab/>else if (pid == 0) { <text:s text:c="2"/>/* child process */ </text:p>
      <text:p text:style-name="P29"><text:tab/><text:tab/>pid1 = getpid(); </text:p>
      <text:p text:style-name="P29"><text:tab/><text:tab/>printf ("child: pid = %d\n", pid); <text:s text:c="3"/>/* A */ </text:p>
      <text:p text:style-name="P29"><text:tab/><text:tab/>printf ("child: pid1 = %d\n", pid1); <text:s/>/* B */ </text:p>
      <text:p text:style-name="P29"><text:tab/>} </text:p>
      <text:p text:style-name="P29"><text:tab/>else { <text:s text:c="3"/>/* parent process */ </text:p>
      <text:p text:style-name="P29"><text:tab/><text:tab/>pid1 = getpid(); </text:p>
      <text:p text:style-name="P29"><text:tab/><text:tab/>printf ("parent: pid = %d\n", pid); <text:s text:c="2"/>/* C */ </text:p>
      <text:p text:style-name="P29"><text:tab/><text:tab/>printf ("parent: pid1 = %d\n", pid1); /* D */ </text:p>
      <text:p text:style-name="P29"><text:tab/><text:tab/>wait (NULL); </text:p>
      <text:p text:style-name="P29"><text:tab/>} </text:p>
      <text:p text:style-name="P29"><text:tab/>return 0; </text:p>
      <text:p text:style-name="P29">} </text:p>
      <text:p text:style-name="P8"/>
      <text:p text:style-name="P8"/>
      <text:p text:style-name="P8">What will be printed out at lines A, B, C, and D assuming that the actual <text:span text:style-name="T11">pid</text:span>s of the parent and the child are 4500 and 4505, respectively?</text:p>
      <text:p text:style-name="P8"/>
      <text:p text:style-name="P8"/>
      <text:p text:style-name="P19">/* A */<text:tab/><text:tab/><text:span text:style-name="T17">0</text:span></text:p>
      <text:p text:style-name="P19">/* B */<text:tab/><text:tab/><text:span text:style-name="T17">4505</text:span></text:p>
      <text:p text:style-name="P19">/* C */<text:tab/><text:tab/><text:span text:style-name="T17">4505</text:span></text:p>
      <text:p text:style-name="P8"><text:span text:style-name="T8">/* D */<text:tab/><text:tab/></text:span><text:span text:style-name="T9">4500</text:span></text:p>
      <text:p text:style-name="P9"/>
      <text:p text:style-name="P10"/>
      <text:p text:style-name="P10"/>
      <text:p text:style-name="P1"><text:span text:style-name="T15">Problem 3</text:span><text:span text:style-name="T14">.</text:span>. (20 points) Consider a process P, which needs to have 2 CPU-time units, <text:span text:style-name="T7">3</text:span> time units for I/O, and again 2 CPU-time units for its execution. </text:p>
      <text:p text:style-name="P1"/>
      <text:p text:style-name="P1"/>
      <text:p text:style-name="P26">P: <tex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CPU-time (2units)</text:p>
          </table:table-cell>
          <table:table-cell table:style-name="Table2.A1" office:value-type="string">
            <text:p text:style-name="P3"><text:s text:c="2"/>I/O time (3units)</text:p>
          </table:table-cell>
          <table:table-cell table:style-name="Table2.C1" office:value-type="string">
            <text:p text:style-name="P3"><text:s text:c="2"/>CPU-time (2units)</text:p>
          </table:table-cell>
        </table:table-row>
      </table:table>
      <text:p text:style-name="P1"><text:soft-page-break/></text:p>
      <text:p text:style-name="P1"/>
      <text:p text:style-name="P1">NOTES: <text:s/>Process should be in the ready queue at least one time unit before leaving the ready state. The time needed to create the process takes one time unit.</text:p>
      <text:p text:style-name="P1"/>
      <text:p text:style-name="P1"/>
      <text:p text:style-name="P1"/>
      <text:p text:style-name="P1">Continue the following time-state diagram:</text:p>
      <text:p text:style-name="P1"><draw:frame draw:style-name="fr1" draw:name="Frame1" text:anchor-type="paragraph" svg:x="0.2339in" svg:y="0.1661in" svg:width="6.2091in" draw:z-index="0"><draw:text-box fo:min-height="0.1457in"><table:table table:name="Table3" table:style-name="Table3"><table:table-column table:style-name="Table3.A"/><table:table-column table:style-name="Table3.B" table:number-columns-repeated="2"/><table:table-column table:style-name="Table3.D"/><table:table-column table:style-name="Table3.B" table:number-columns-repeated="6"/><table:table-column table:style-name="Table3.K"/><table:table-column table:style-name="Table3.L" table:number-columns-repeated="3"/><table:table-column table:style-name="Table3.O"/><table:table-row table:style-name="Table3.1"><table:table-cell table:style-name="Table3.A1" office:value-type="string"><text:p text:style-name="P2"><text:span text:style-name="T2">State</text:span> </text:p></table:table-cell><table:table-cell table:style-name="Table3.B1" table:number-columns-spanned="14" office:value-type="string"><text:p text:style-name="P3"/></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3.1"><table:table-cell table:style-name="Table3.A1" office:value-type="string"><text:p text:style-name="P2"><text:span text:style-name="T2">Running</text:span> </text:p></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5"><text:span text:style-name="T3">*</text:span> </text:p></table:table-cell><table:table-cell table:style-name="Table3.A1" office:value-type="string"><text:p text:style-name="P3"/></table:table-cell><table:table-cell table:style-name="Table3.A1" office:value-type="string"><text:p text:style-name="P5"><text:span text:style-name="T3">*</text:span> </text:p></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15"/></table:table-cell><table:table-cell table:style-name="Table3.A1" office:value-type="string"><text:p text:style-name="P15">*</text:p></table:table-cell><table:table-cell table:style-name="Table3.A1" office:value-type="string"><text:p text:style-name="P15"/></table:table-cell><table:table-cell table:style-name="Table3.A1" office:value-type="string"><text:p text:style-name="P15">*</text:p></table:table-cell><table:table-cell table:style-name="Table3.A1" office:value-type="string"><text:p text:style-name="P3"/></table:table-cell><table:table-cell table:style-name="Table3.B1" office:value-type="string"><text:p text:style-name="P3"/></table:table-cell></table:table-row><table:table-row table:style-name="Table3.1"><table:table-cell table:style-name="Table3.A1" office:value-type="string"><text:p text:style-name="P2"><text:span text:style-name="T2">Ready</text:span> </text:p></table:table-cell><table:table-cell table:style-name="Table3.A1" office:value-type="string"><text:p text:style-name="P3"/></table:table-cell><table:table-cell table:style-name="Table3.A1" office:value-type="string"><text:p text:style-name="P5"><text:span text:style-name="T3">*</text:span> </text:p></table:table-cell><table:table-cell table:style-name="Table3.A1" office:value-type="string"><text:p text:style-name="P3"/></table:table-cell><table:table-cell table:style-name="Table3.A1" office:value-type="string"><text:p text:style-name="P5"><text:span text:style-name="T3">*</text:span> </text:p></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15">*</text:p></table:table-cell><table:table-cell table:style-name="Table3.A1" office:value-type="string"><text:p text:style-name="P15"/></table:table-cell><table:table-cell table:style-name="Table3.A1" office:value-type="string"><text:p text:style-name="P15">*</text:p></table:table-cell><table:table-cell table:style-name="Table3.A1" office:value-type="string"><text:p text:style-name="P15"/></table:table-cell><table:table-cell table:style-name="Table3.A1" office:value-type="string"><text:p text:style-name="P3"/></table:table-cell><table:table-cell table:style-name="Table3.O3" office:value-type="string"><text:p text:style-name="P3"/></table:table-cell></table:table-row><table:table-row table:style-name="Table3.1"><table:table-cell table:style-name="Table3.A1" office:value-type="string"><text:p text:style-name="P22">Waiting </text:p></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5"><text:span text:style-name="T3">*</text:span> </text:p></table:table-cell><table:table-cell table:style-name="Table3.A1" office:value-type="string"><text:p text:style-name="P15">*</text:p></table:table-cell><table:table-cell table:style-name="Table3.A1" office:value-type="string"><text:p text:style-name="P15">*</text:p></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O3" office:value-type="string"><text:p text:style-name="P3"/></table:table-cell></table:table-row><table:table-row table:style-name="Table3.1"><table:table-cell table:style-name="Table3.A1" office:value-type="string"><text:p text:style-name="P2"><text:span text:style-name="T2">New</text:span> </text:p></table:table-cell><table:table-cell table:style-name="Table3.A1" office:value-type="string"><text:p text:style-name="P5"><text:span text:style-name="T3">*</text:span> </text:p></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O3" office:value-type="string"><text:p text:style-name="P3"/></table:table-cell></table:table-row><table:table-row table:style-name="Table3.1"><table:table-cell table:style-name="Table3.A1" office:value-type="string"><text:p text:style-name="P22">Terminated</text:p></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3"/></table:table-cell><table:table-cell table:style-name="Table3.A1" office:value-type="string"><text:p text:style-name="P15">*</text:p></table:table-cell><table:table-cell table:style-name="Table3.O3" office:value-type="string"><text:p text:style-name="P15"/></table:table-cell></table:table-row><table:table-row table:style-name="Table3.1"><table:table-cell table:style-name="Table3.A1" office:value-type="string"><text:p text:style-name="P2"><text:span text:style-name="T2">Time units </text:span><text:span text:style-name="T4"></text:span></text:p></table:table-cell><table:table-cell table:style-name="Table3.B7" office:value-type="string"><text:p text:style-name="P23">0</text:p></table:table-cell><table:table-cell table:style-name="Table3.B7" office:value-type="string"><text:p text:style-name="P23">1</text:p></table:table-cell><table:table-cell table:style-name="Table3.B7" office:value-type="string"><text:p text:style-name="P23">2</text:p></table:table-cell><table:table-cell table:style-name="Table3.B7" office:value-type="string"><text:p text:style-name="P23">3</text:p></table:table-cell><table:table-cell table:style-name="Table3.B7" office:value-type="string"><text:p text:style-name="P23">4</text:p></table:table-cell><table:table-cell table:style-name="Table3.B7" office:value-type="string"><text:p text:style-name="P23">5</text:p></table:table-cell><table:table-cell table:style-name="Table3.B7" office:value-type="string"><text:p text:style-name="P23">6</text:p></table:table-cell><table:table-cell table:style-name="Table3.B7" office:value-type="string"><text:p text:style-name="P23">7</text:p></table:table-cell><table:table-cell table:style-name="Table3.B7" office:value-type="string"><text:p text:style-name="P23">8</text:p></table:table-cell><table:table-cell table:style-name="Table3.B7" office:value-type="string"><text:p text:style-name="P23">9</text:p></table:table-cell><table:table-cell table:style-name="Table3.B7" office:value-type="string"><text:p text:style-name="P23">10</text:p></table:table-cell><table:table-cell table:style-name="Table3.B7" office:value-type="string"><text:p text:style-name="P23">11</text:p></table:table-cell><table:table-cell table:style-name="Table3.B7" office:value-type="string"><text:p text:style-name="P23">12</text:p></table:table-cell><table:table-cell table:style-name="Table3.O3" office:value-type="string"><text:p text:style-name="P23">13</text:p></table:table-cell></table:table-row></table:table></draw:text-box></draw:frame></text:p>
      <text:p text:style-name="P1"/>
      <text:p text:style-name="P1"><text:span text:style-name="T15">Problem 4</text:span><text:span text:style-name="T14">. </text:span><text:span text:style-name="T16">(30 points)</text:span><text:span text:style-name="T14"> </text:span><text:span text:style-name="T23">Consider the process P from problem 3. Let it produce the following child process CH during its first time unit of execution:</text:span></text:p>
      <text:p text:style-name="P1"/>
      <text:p text:style-name="P1">CH:</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text:s/>CPU-time (1units)</text:p>
          </table:table-cell>
          <table:table-cell table:style-name="Table4.A1" office:value-type="string">
            <text:p text:style-name="P4"><text:s text:c="2"/>I/O time (2units)</text:p>
          </table:table-cell>
          <table:table-cell table:style-name="Table4.C1" office:value-type="string">
            <text:p text:style-name="P4"><text:s text:c="2"/>CPU-time (2units)</text:p>
          </table:table-cell>
        </table:table-row>
      </table:table>
      <text:p text:style-name="P1"/>
      <text:p text:style-name="P41">Make time-state diagram for the processes P and CH for the following cases: (Attention: In both cases, child process appear at state new at time 3, after parent process switch to running state.)</text:p>
      <text:p text:style-name="P1"/>
      <text:p text:style-name="P1"><text:span text:style-name="T19">Case 1</text:span><text:span text:style-name="T18">.</text:span> Parent process P is waiting until the child-process CH will be finished. If both processes are staying in the Ready state, then the child will be chosen for execution.</text:p>
      <text:p text:style-name="P1"/>
      <text:p text:style-name="P11"><draw:frame draw:style-name="fr2" draw:name="Frame2" text:anchor-type="paragraph" svg:y="0.1181in" svg:width="7.0819in" draw:z-index="1"><draw:text-box fo:min-height="0.1457in"><table:table table:name="Table5" table:style-name="Table5"><table:table-column table:style-name="Table5.A"/><table:table-column table:style-name="Table5.B" table:number-columns-repeated="6"/><table:table-column table:style-name="Table5.H"/><table:table-column table:style-name="Table5.I"/><table:table-column table:style-name="Table5.J"/><table:table-column table:style-name="Table5.K"/><table:table-column table:style-name="Table5.L" table:number-columns-repeated="10"/><table:table-column table:style-name="Table5.V"/><table:table-column table:style-name="Table5.W"/><table:table-row table:style-name="Table5.1"><table:table-cell table:style-name="Table5.A1" office:value-type="string"><text:p text:style-name="P12">State </text:p></table:table-cell><table:table-cell table:style-name="Table5.B1" table:number-columns-spanned="22" office:value-type="string"><text:p text:style-name="P13">PROCESS P </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5.1"><table:table-cell table:style-name="Table5.A1" office:value-type="string"><text:p text:style-name="P12">Running </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able:table-cell><table:table-cell table:style-name="Table5.B1" office:value-type="string"><text:p text:style-name="P20"/></table:table-cell></table:table-row><table:table-row table:style-name="Table5.1"><table:table-cell table:style-name="Table5.A1" office:value-type="string"><text:p text:style-name="P12">Ready </text:p></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able:table-cell><table:table-cell table:style-name="Table5.W3" office:value-type="string"><text:p text:style-name="P20"/></table:table-cell></table:table-row><table:table-row table:style-name="Table5.1"><table:table-cell table:style-name="Table5.A1" office:value-type="string"><text:p text:style-name="P12">Waiting </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W3" office:value-type="string"><text:p text:style-name="P20"/></table:table-cell></table:table-row><table:table-row table:style-name="Table5.1"><table:table-cell table:style-name="Table5.A1" office:value-type="string"><text:p text:style-name="P12">New </text:p></table:table-cell><table:table-cell table:style-name="Table5.A1" office:value-type="string"><text:p text:style-name="P20">*</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W3" office:value-type="string"><text:p text:style-name="P20"/></table:table-cell></table:table-row><table:table-row table:style-name="Table5.1"><table:table-cell table:style-name="Table5.A1" office:value-type="string"><text:p text:style-name="P12">Terminated </text:p></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able:table-cell><table:table-cell table:style-name="Table5.A1" office:value-type="string"><text:p text:style-name="P20">*</text:p></table:table-cell><table:table-cell table:style-name="Table5.W3" office:value-type="string"><text:p text:style-name="P20"/></table:table-cell></table:table-row><table:table-row table:style-name="Table5.1"><table:table-cell table:style-name="Table5.A1" office:value-type="string"><text:p text:style-name="P2"><text:span text:style-name="T6">Time </text:span><text:span text:style-name="T5"></text:span></text:p></table:table-cell><table:table-cell table:style-name="Table5.A1" office:value-type="string"><text:p text:style-name="P13">0 </text:p></table:table-cell><table:table-cell table:style-name="Table5.A1" office:value-type="string"><text:p text:style-name="P13">1 </text:p></table:table-cell><table:table-cell table:style-name="Table5.A1" office:value-type="string"><text:p text:style-name="P13">2 </text:p></table:table-cell><table:table-cell table:style-name="Table5.A1" office:value-type="string"><text:p text:style-name="P13">3 </text:p></table:table-cell><table:table-cell table:style-name="Table5.A1" office:value-type="string"><text:p text:style-name="P13">4 </text:p></table:table-cell><table:table-cell table:style-name="Table5.A1" office:value-type="string"><text:p text:style-name="P13">5 </text:p></table:table-cell><table:table-cell table:style-name="Table5.A1" office:value-type="string"><text:p text:style-name="P13">6 </text:p></table:table-cell><table:table-cell table:style-name="Table5.A1" office:value-type="string"><text:p text:style-name="P13">7 </text:p></table:table-cell><table:table-cell table:style-name="Table5.A1" office:value-type="string"><text:p text:style-name="P13">8 </text:p></table:table-cell><table:table-cell table:style-name="Table5.A1" office:value-type="string"><text:p text:style-name="P13">9 </text:p></table:table-cell><table:table-cell table:style-name="Table5.A1" office:value-type="string"><text:p text:style-name="P13">10 </text:p></table:table-cell><table:table-cell table:style-name="Table5.A1" office:value-type="string"><text:p text:style-name="P13">11 </text:p></table:table-cell><table:table-cell table:style-name="Table5.A1" office:value-type="string"><text:p text:style-name="P13">12 </text:p></table:table-cell><table:table-cell table:style-name="Table5.A1" office:value-type="string"><text:p text:style-name="P13">13 </text:p></table:table-cell><table:table-cell table:style-name="Table5.A1" office:value-type="string"><text:p text:style-name="P12">14 </text:p></table:table-cell><table:table-cell table:style-name="Table5.A1" office:value-type="string"><text:p text:style-name="P12">15 </text:p></table:table-cell><table:table-cell table:style-name="Table5.A1" office:value-type="string"><text:p text:style-name="P12">16 </text:p></table:table-cell><table:table-cell table:style-name="Table5.A1" office:value-type="string"><text:p text:style-name="P12">17 </text:p></table:table-cell><table:table-cell table:style-name="Table5.A1" office:value-type="string"><text:p text:style-name="P12">18 </text:p></table:table-cell><table:table-cell table:style-name="Table5.A1" office:value-type="string"><text:p text:style-name="P12">19 </text:p></table:table-cell><table:table-cell table:style-name="Table5.A1" office:value-type="string"><text:p text:style-name="P12">20 </text:p></table:table-cell><table:table-cell table:style-name="Table5.B1" office:value-type="string"><text:p text:style-name="P12">21</text:p></table:table-cell></table:table-row></table:table></draw:text-box></draw:frame></text:p>
      <text:p text:style-name="P11"/>
      <text:p text:style-name="P11"><draw:frame draw:style-name="fr2" draw:name="Frame3" text:anchor-type="paragraph" svg:y="0.1181in" svg:width="7.0819in" draw:z-index="2"><draw:text-box fo:min-height="0.1457in"><table:table table:name="Table6" table:style-name="Table6"><table:table-column table:style-name="Table6.A"/><table:table-column table:style-name="Table6.B" table:number-columns-repeated="6"/><table:table-column table:style-name="Table6.H"/><table:table-column table:style-name="Table6.I"/><table:table-column table:style-name="Table6.J"/><table:table-column table:style-name="Table6.K"/><table:table-column table:style-name="Table6.L" table:number-columns-repeated="10"/><table:table-column table:style-name="Table6.V"/><table:table-column table:style-name="Table6.W"/><table:table-row table:style-name="Table6.1"><table:table-cell table:style-name="Table6.A1" office:value-type="string"><text:p text:style-name="P12">State </text:p></table:table-cell><table:table-cell table:style-name="Table6.B1" table:number-columns-spanned="22" office:value-type="string"><text:p text:style-name="P13">PROCESS <text:s/>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6.1"><table:table-cell table:style-name="Table6.A1" office:value-type="string"><text:p text:style-name="P12">Running </text:p></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ext:p></table:table-cell><table:table-cell table:style-name="Table6.A1" office:value-type="string"><text:p text:style-name="P27">*</text:p></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ext:p></table:table-cell><table:table-cell table:style-name="Table6.A1" office:value-type="string"><text:p text:style-name="P27">*</text:p></table:table-cell><table:table-cell table:style-name="Table6.A1" office:value-type="string"><text:p text:style-name="P20">*</text:p></table:table-cell><table:table-cell table:style-name="Table6.A1" office:value-type="string"><text:p text:style-name="P27">*</text:p></table:table-cell><table:table-cell table:style-name="Table6.A1" office:value-type="string"><text:p text:style-name="P20"/></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B1" office:value-type="string"><text:p text:style-name="P14"/></table:table-cell></table:table-row><table:table-row table:style-name="Table6.1"><table:table-cell table:style-name="Table6.A1" office:value-type="string"><text:p text:style-name="P12">Ready </text:p></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20"/></table:table-cell><table:table-cell table:style-name="Table6.A1" office:value-type="string"><text:p text:style-name="P20">*</text:p></table:table-cell><table:table-cell table:style-name="Table6.A1" office:value-type="string"><text:p text:style-name="P27">*</text:p></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ext:p></table:table-cell><table:table-cell table:style-name="Table6.A1" office:value-type="string"><text:p text:style-name="P27">*</text:p></table:table-cell><table:table-cell table:style-name="Table6.A1" office:value-type="string"><text:p text:style-name="P20">*</text:p></table:table-cell><table:table-cell table:style-name="Table6.A1" office:value-type="string"><text:p text:style-name="P27">*</text:p></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W3" office:value-type="string"><text:p text:style-name="P14"/></table:table-cell></table:table-row><table:table-row table:style-name="Table6.1"><table:table-cell table:style-name="Table6.A1" office:value-type="string"><text:p text:style-name="P12">Waiting </text:p></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ext:p></table:table-cell><table:table-cell table:style-name="Table6.A1" office:value-type="string"><text:p text:style-name="P27">*</text:p></table:table-cell><table:table-cell table:style-name="Table6.A1" office:value-type="string"><text:p text:style-name="P27">*</text:p></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W3" office:value-type="string"><text:p text:style-name="P14"/></table:table-cell></table:table-row><table:table-row table:style-name="Table6.1"><table:table-cell table:style-name="Table6.A1" office:value-type="string"><text:p text:style-name="P12">New </text:p></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20">*</text:p></table:table-cell><table:table-cell table:style-name="Table6.A1" office:value-type="string"><text:p text:style-name="P27">*</text:p></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W3" office:value-type="string"><text:p text:style-name="P14"/></table:table-cell></table:table-row><table:table-row table:style-name="Table6.1"><table:table-cell table:style-name="Table6.A1" office:value-type="string"><text:p text:style-name="P12">Terminated </text:p></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able:table-cell><table:table-cell table:style-name="Table6.A1" office:value-type="string"><text:p text:style-name="P20">*</text:p></table:table-cell><table:table-cell table:style-name="Table6.A1" office:value-type="string"><text:p text:style-name="P27">*</text:p></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A1" office:value-type="string"><text:p text:style-name="P14"/></table:table-cell><table:table-cell table:style-name="Table6.W3" office:value-type="string"><text:p text:style-name="P14"/></table:table-cell></table:table-row><table:table-row table:style-name="Table6.1"><table:table-cell table:style-name="Table6.A1" office:value-type="string"><text:p text:style-name="P2"><text:span text:style-name="T6">Time </text:span><text:span text:style-name="T5"></text:span></text:p></table:table-cell><table:table-cell table:style-name="Table6.A1" office:value-type="string"><text:p text:style-name="P13">0 </text:p></table:table-cell><table:table-cell table:style-name="Table6.A1" office:value-type="string"><text:p text:style-name="P13">1 </text:p></table:table-cell><table:table-cell table:style-name="Table6.A1" office:value-type="string"><text:p text:style-name="P13">2 </text:p></table:table-cell><table:table-cell table:style-name="Table6.A1" office:value-type="string"><text:p text:style-name="P13">3 </text:p></table:table-cell><table:table-cell table:style-name="Table6.A1" office:value-type="string"><text:p text:style-name="P13">4 </text:p></table:table-cell><table:table-cell table:style-name="Table6.A1" office:value-type="string"><text:p text:style-name="P13">5 </text:p></table:table-cell><table:table-cell table:style-name="Table6.A1" office:value-type="string"><text:p text:style-name="P13">6 </text:p></table:table-cell><table:table-cell table:style-name="Table6.A1" office:value-type="string"><text:p text:style-name="P13">7 </text:p></table:table-cell><table:table-cell table:style-name="Table6.A1" office:value-type="string"><text:p text:style-name="P13">8 </text:p></table:table-cell><table:table-cell table:style-name="Table6.A1" office:value-type="string"><text:p text:style-name="P13">9 </text:p></table:table-cell><table:table-cell table:style-name="Table6.A1" office:value-type="string"><text:p text:style-name="P13">10 </text:p></table:table-cell><table:table-cell table:style-name="Table6.A1" office:value-type="string"><text:p text:style-name="P13">11 </text:p></table:table-cell><table:table-cell table:style-name="Table6.A1" office:value-type="string"><text:p text:style-name="P13">12 </text:p></table:table-cell><table:table-cell table:style-name="Table6.A1" office:value-type="string"><text:p text:style-name="P13">13 </text:p></table:table-cell><table:table-cell table:style-name="Table6.A1" office:value-type="string"><text:p text:style-name="P12">14 </text:p></table:table-cell><table:table-cell table:style-name="Table6.A1" office:value-type="string"><text:p text:style-name="P12">15 </text:p></table:table-cell><table:table-cell table:style-name="Table6.A1" office:value-type="string"><text:p text:style-name="P12">16 </text:p></table:table-cell><table:table-cell table:style-name="Table6.A1" office:value-type="string"><text:p text:style-name="P12">17 </text:p></table:table-cell><table:table-cell table:style-name="Table6.A1" office:value-type="string"><text:p text:style-name="P12">18 </text:p></table:table-cell><table:table-cell table:style-name="Table6.A1" office:value-type="string"><text:p text:style-name="P12">19 </text:p></table:table-cell><table:table-cell table:style-name="Table6.A1" office:value-type="string"><text:p text:style-name="P12">20 </text:p></table:table-cell><table:table-cell table:style-name="Table6.B1" office:value-type="string"><text:p text:style-name="P12">21</text:p></table:table-cell></table:table-row></table:table></draw:text-box></draw:frame></text:p>
      <text:p text:style-name="P11"/>
      <text:p text:style-name="P11"/>
      <text:p text:style-name="P11"/>
      <text:p text:style-name="P1"><text:span text:style-name="T19">Case 2</text:span><text:span text:style-name="T18">.</text:span> Parent process P is executing concurrently with the child-process CH. Please, take into account that the child process has higher priority.</text:p>
      <text:p text:style-name="P11"/>
      <text:p text:style-name="P11"><draw:frame draw:style-name="fr2" draw:name="Frame4" text:anchor-type="paragraph" svg:y="0.1181in" svg:width="7.0819in" draw:z-index="3"><draw:text-box fo:min-height="0.1457in"><table:table table:name="Table7" table:style-name="Table7"><table:table-column table:style-name="Table7.A"/><table:table-column table:style-name="Table7.B" table:number-columns-repeated="6"/><table:table-column table:style-name="Table7.H"/><table:table-column table:style-name="Table7.I"/><table:table-column table:style-name="Table7.J"/><table:table-column table:style-name="Table7.K"/><table:table-column table:style-name="Table7.L" table:number-columns-repeated="10"/><table:table-column table:style-name="Table7.V"/><table:table-column table:style-name="Table7.W"/><table:table-row table:style-name="Table7.1"><table:table-cell table:style-name="Table7.A1" office:value-type="string"><text:p text:style-name="P12">State </text:p></table:table-cell><table:table-cell table:style-name="Table7.B1" table:number-columns-spanned="22" office:value-type="string"><text:p text:style-name="P13">PROCESS P </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7.1"><table:table-cell table:style-name="Table7.A1" office:value-type="string"><text:p text:style-name="P12">Running </text:p></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B1" office:value-type="string"><text:p text:style-name="P14"/></table:table-cell></table:table-row><table:table-row table:style-name="Table7.1"><table:table-cell table:style-name="Table7.A1" office:value-type="string"><text:p text:style-name="P12">Ready </text:p></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W3" office:value-type="string"><text:p text:style-name="P14"/></table:table-cell></table:table-row><table:table-row table:style-name="Table7.1"><table:table-cell table:style-name="Table7.A1" office:value-type="string"><text:p text:style-name="P12">Waiting </text:p></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20">*</text:p></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W3" office:value-type="string"><text:p text:style-name="P14"/></table:table-cell></table:table-row><table:table-row table:style-name="Table7.1"><table:table-cell table:style-name="Table7.A1" office:value-type="string"><text:p text:style-name="P12">New </text:p></table:table-cell><table:table-cell table:style-name="Table7.A1" office:value-type="string"><text:p text:style-name="P20">*</text:p></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20"/></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W3" office:value-type="string"><text:p text:style-name="P14"/></table:table-cell></table:table-row><table:table-row table:style-name="Table7.1"><table:table-cell table:style-name="Table7.A1" office:value-type="string"><text:p text:style-name="P12">Terminated </text:p></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20"/></table:table-cell><table:table-cell table:style-name="Table7.A1" office:value-type="string"><text:p text:style-name="P20">*</text:p></table:table-cell><table:table-cell table:style-name="Table7.A1" office:value-type="string"><text:p text:style-name="P14"/></table:table-cell><table:table-cell table:style-name="Table7.A1" office:value-type="string"><text:p text:style-name="P20"/></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A1" office:value-type="string"><text:p text:style-name="P14"/></table:table-cell><table:table-cell table:style-name="Table7.W3" office:value-type="string"><text:p text:style-name="P14"/></table:table-cell></table:table-row><table:table-row table:style-name="Table7.1"><table:table-cell table:style-name="Table7.A1" office:value-type="string"><text:p text:style-name="P2"><text:span text:style-name="T6">Time </text:span><text:span text:style-name="T5"></text:span></text:p></table:table-cell><table:table-cell table:style-name="Table7.A1" office:value-type="string"><text:p text:style-name="P13">0 </text:p></table:table-cell><table:table-cell table:style-name="Table7.A1" office:value-type="string"><text:p text:style-name="P13">1 </text:p></table:table-cell><table:table-cell table:style-name="Table7.A1" office:value-type="string"><text:p text:style-name="P13">2 </text:p></table:table-cell><table:table-cell table:style-name="Table7.A1" office:value-type="string"><text:p text:style-name="P13">3 </text:p></table:table-cell><table:table-cell table:style-name="Table7.A1" office:value-type="string"><text:p text:style-name="P13">4 </text:p></table:table-cell><table:table-cell table:style-name="Table7.A1" office:value-type="string"><text:p text:style-name="P13">5 </text:p></table:table-cell><table:table-cell table:style-name="Table7.A1" office:value-type="string"><text:p text:style-name="P13">6 </text:p></table:table-cell><table:table-cell table:style-name="Table7.A1" office:value-type="string"><text:p text:style-name="P13">7 </text:p></table:table-cell><table:table-cell table:style-name="Table7.A1" office:value-type="string"><text:p text:style-name="P13">8 </text:p></table:table-cell><table:table-cell table:style-name="Table7.A1" office:value-type="string"><text:p text:style-name="P13">9 </text:p></table:table-cell><table:table-cell table:style-name="Table7.A1" office:value-type="string"><text:p text:style-name="P13">10 </text:p></table:table-cell><table:table-cell table:style-name="Table7.A1" office:value-type="string"><text:p text:style-name="P13">11 </text:p></table:table-cell><table:table-cell table:style-name="Table7.A1" office:value-type="string"><text:p text:style-name="P13">12 </text:p></table:table-cell><table:table-cell table:style-name="Table7.A1" office:value-type="string"><text:p text:style-name="P13">13 </text:p></table:table-cell><table:table-cell table:style-name="Table7.A1" office:value-type="string"><text:p text:style-name="P12">14 </text:p></table:table-cell><table:table-cell table:style-name="Table7.A1" office:value-type="string"><text:p text:style-name="P12">15 </text:p></table:table-cell><table:table-cell table:style-name="Table7.A1" office:value-type="string"><text:p text:style-name="P12">16 </text:p></table:table-cell><table:table-cell table:style-name="Table7.A1" office:value-type="string"><text:p text:style-name="P12">17 </text:p></table:table-cell><table:table-cell table:style-name="Table7.A1" office:value-type="string"><text:p text:style-name="P12">18 </text:p></table:table-cell><table:table-cell table:style-name="Table7.A1" office:value-type="string"><text:p text:style-name="P12">19 </text:p></table:table-cell><table:table-cell table:style-name="Table7.A1" office:value-type="string"><text:p text:style-name="P12">20 </text:p></table:table-cell><table:table-cell table:style-name="Table7.B1" office:value-type="string"><text:p text:style-name="P12">21</text:p></table:table-cell></table:table-row></table:table></draw:text-box></draw:frame></text:p>
      <text:p text:style-name="P11"><draw:frame draw:style-name="fr2" draw:name="Frame5" text:anchor-type="paragraph" svg:y="0.1181in" svg:width="7.0819in" draw:z-index="4"><draw:text-box fo:min-height="0.1457in"><table:table table:name="Table8" table:style-name="Table8"><table:table-column table:style-name="Table8.A"/><table:table-column table:style-name="Table8.B" table:number-columns-repeated="6"/><table:table-column table:style-name="Table8.H"/><table:table-column table:style-name="Table8.I"/><table:table-column table:style-name="Table8.J"/><table:table-column table:style-name="Table8.K"/><table:table-column table:style-name="Table8.L" table:number-columns-repeated="10"/><table:table-column table:style-name="Table8.V"/><table:table-column table:style-name="Table8.W"/><table:table-row table:style-name="Table8.1"><table:table-cell table:style-name="Table8.A1" office:value-type="string"><text:p text:style-name="P12">State </text:p></table:table-cell><table:table-cell table:style-name="Table8.B1" table:number-columns-spanned="22" office:value-type="string"><text:p text:style-name="P13">PROCESS 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 table:style-name="Table8.1"><table:table-cell table:style-name="Table8.A1" office:value-type="string"><text:p text:style-name="P12">Running </text:p></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ext:p></table:table-cell><table:table-cell table:style-name="Table8.A1" office:value-type="string"><text:p text:style-name="P27">*</text:p></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ext:p></table:table-cell><table:table-cell table:style-name="Table8.A1" office:value-type="string"><text:p text:style-name="P27">*</text:p></table:table-cell><table:table-cell table:style-name="Table8.A1" office:value-type="string"><text:p text:style-name="P20">*</text:p></table:table-cell><table:table-cell table:style-name="Table8.A1" office:value-type="string"><text:p text:style-name="P27">*</text:p></table:table-cell><table:table-cell table:style-name="Table8.A1" office:value-type="string"><text:p text:style-name="P20"/></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B1" office:value-type="string"><text:p text:style-name="P14"/></table:table-cell></table:table-row><table:table-row table:style-name="Table8.1"><table:table-cell table:style-name="Table8.A1" office:value-type="string"><text:p text:style-name="P12">Ready </text:p></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20"/></table:table-cell><table:table-cell table:style-name="Table8.A1" office:value-type="string"><text:p text:style-name="P20">*</text:p></table:table-cell><table:table-cell table:style-name="Table8.A1" office:value-type="string"><text:p text:style-name="P27">*</text:p></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ext:p></table:table-cell><table:table-cell table:style-name="Table8.A1" office:value-type="string"><text:p text:style-name="P27">*</text:p></table:table-cell><table:table-cell table:style-name="Table8.A1" office:value-type="string"><text:p text:style-name="P20">*</text:p></table:table-cell><table:table-cell table:style-name="Table8.A1" office:value-type="string"><text:p text:style-name="P27">*</text:p></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W3" office:value-type="string"><text:p text:style-name="P14"/></table:table-cell></table:table-row><table:table-row table:style-name="Table8.1"><table:table-cell table:style-name="Table8.A1" office:value-type="string"><text:p text:style-name="P12">Waiting </text:p></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ext:p></table:table-cell><table:table-cell table:style-name="Table8.A1" office:value-type="string"><text:p text:style-name="P27">*</text:p></table:table-cell><table:table-cell table:style-name="Table8.A1" office:value-type="string"><text:p text:style-name="P27">*</text:p></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W3" office:value-type="string"><text:p text:style-name="P14"/></table:table-cell></table:table-row><table:table-row table:style-name="Table8.1"><table:table-cell table:style-name="Table8.A1" office:value-type="string"><text:p text:style-name="P12">New </text:p></table:table-cell><table:table-cell table:style-name="Table8.A1" office:value-type="string"><text:p text:style-name="P20"/></table:table-cell><table:table-cell table:style-name="Table8.A1" office:value-type="string"><text:p text:style-name="P14"/></table:table-cell><table:table-cell table:style-name="Table8.A1" office:value-type="string"><text:p text:style-name="P20">*</text:p></table:table-cell><table:table-cell table:style-name="Table8.A1" office:value-type="string"><text:p text:style-name="P27">*</text:p></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W3" office:value-type="string"><text:p text:style-name="P14"/></table:table-cell></table:table-row><table:table-row table:style-name="Table8.1"><table:table-cell table:style-name="Table8.A1" office:value-type="string"><text:p text:style-name="P12">Terminated </text:p></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able:table-cell><table:table-cell table:style-name="Table8.A1" office:value-type="string"><text:p text:style-name="P20">*</text:p></table:table-cell><table:table-cell table:style-name="Table8.A1" office:value-type="string"><text:p text:style-name="P27">*</text:p></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A1" office:value-type="string"><text:p text:style-name="P14"/></table:table-cell><table:table-cell table:style-name="Table8.W3" office:value-type="string"><text:p text:style-name="P14"/></table:table-cell></table:table-row><table:table-row table:style-name="Table8.1"><table:table-cell table:style-name="Table8.A1" office:value-type="string"><text:p text:style-name="P2"><text:span text:style-name="T6">Time </text:span><text:span text:style-name="T5"></text:span></text:p></table:table-cell><table:table-cell table:style-name="Table8.A1" office:value-type="string"><text:p text:style-name="P13">0 </text:p></table:table-cell><table:table-cell table:style-name="Table8.A1" office:value-type="string"><text:p text:style-name="P13">1 </text:p></table:table-cell><table:table-cell table:style-name="Table8.A1" office:value-type="string"><text:p text:style-name="P13">2 </text:p></table:table-cell><table:table-cell table:style-name="Table8.A1" office:value-type="string"><text:p text:style-name="P13">3 </text:p></table:table-cell><table:table-cell table:style-name="Table8.A1" office:value-type="string"><text:p text:style-name="P13">4 </text:p></table:table-cell><table:table-cell table:style-name="Table8.A1" office:value-type="string"><text:p text:style-name="P13">5 </text:p></table:table-cell><table:table-cell table:style-name="Table8.A1" office:value-type="string"><text:p text:style-name="P13">6 </text:p></table:table-cell><table:table-cell table:style-name="Table8.A1" office:value-type="string"><text:p text:style-name="P13">7 </text:p></table:table-cell><table:table-cell table:style-name="Table8.A1" office:value-type="string"><text:p text:style-name="P13">8 </text:p></table:table-cell><table:table-cell table:style-name="Table8.A1" office:value-type="string"><text:p text:style-name="P13">9 </text:p></table:table-cell><table:table-cell table:style-name="Table8.A1" office:value-type="string"><text:p text:style-name="P13">10 </text:p></table:table-cell><table:table-cell table:style-name="Table8.A1" office:value-type="string"><text:p text:style-name="P13">11 </text:p></table:table-cell><table:table-cell table:style-name="Table8.A1" office:value-type="string"><text:p text:style-name="P13">12 </text:p></table:table-cell><table:table-cell table:style-name="Table8.A1" office:value-type="string"><text:p text:style-name="P13">13 </text:p></table:table-cell><table:table-cell table:style-name="Table8.A1" office:value-type="string"><text:p text:style-name="P12">14 </text:p></table:table-cell><table:table-cell table:style-name="Table8.A1" office:value-type="string"><text:p text:style-name="P12">15 </text:p></table:table-cell><table:table-cell table:style-name="Table8.A1" office:value-type="string"><text:p text:style-name="P12">16 </text:p></table:table-cell><table:table-cell table:style-name="Table8.A1" office:value-type="string"><text:p text:style-name="P12">17 </text:p></table:table-cell><table:table-cell table:style-name="Table8.A1" office:value-type="string"><text:p text:style-name="P12">18 </text:p></table:table-cell><table:table-cell table:style-name="Table8.A1" office:value-type="string"><text:p text:style-name="P12">19 </text:p></table:table-cell><table:table-cell table:style-name="Table8.A1" office:value-type="string"><text:p text:style-name="P12">20 </text:p></table:table-cell><table:table-cell table:style-name="Table8.B1" office:value-type="string"><text:p text:style-name="P12">21</text:p></table:table-cell></table:table-row></table:table></draw:text-box></draw:frame><text:soft-page-break/></text:p>
      <text:p text:style-name="P11"/>
      <text:p text:style-name="P11"/>
      <text:p text:style-name="P1"><text:span text:style-name="T15">Problem 5</text:span><text:span text:style-name="T14">.</text:span><text:span text:style-name="T7"> (20 points) Answer the following questions</text:span></text:p>
      <text:p text:style-name="P1"/>
      <text:list xml:id="list4646395288921036612" text:style-name="WW8Num2">
        <text:list-item>
          <text:p text:style-name="P42"><text:s/>Explain the differences between a process and thread. </text:p>
        </text:list-item>
      </text:list>
      <text:p text:style-name="P6"><text:tab/></text:p>
      <text:p text:style-name="P6"><text:tab/><text:span text:style-name="T10">The main differences are </text:span></text:p>
      <text:list xml:id="list2776696134508476964" text:style-name="L3">
        <text:list-item>
          <text:list>
            <text:list-item>
              <text:list>
                <text:list-item>
                  <text:p text:style-name="P40">The flow of processing</text:p>
                </text:list-item>
                <text:list-item>
                  <text:p text:style-name="P40">Sharing of resource</text:p>
                </text:list-item>
              </text:list>
            </text:list-item>
          </text:list>
        </text:list-item>
      </text:list>
      <text:p text:style-name="P33">First, process take their own memory space and it needs to create child process to execute the same program at the same time. On the other hand, thread shares almost all the data with other threads, so mainly it doesn't take their own memory space, and it's processed in parallel processing normally. Second, process share the resource only with child process, so one process can't access to memory of the other process directly. On the other hand, thread share the resource with the other threads. Sometimes it occurs some trouble in using variable shared with other threads.</text:p>
      <text:list xml:id="list913337901" text:continue-list="list4646395288921036612" text:style-name="WW8Num2">
        <text:list-item>
          <text:p text:style-name="P42"><text:s/>Consider a situation when <text:s/>the parent-process is terminated before than its dependent <text:s/>child-process was finished. What strategy can you suggest to resolve this situation? Please take into account that the child process can also have its own child processes.</text:p>
        </text:list-item>
      </text:list>
      <text:p text:style-name="P11"/>
      <text:p text:style-name="P34"><text:tab/>As one of the strategy, that process can continue their own processing by re-parented. In Unix-oriented system, normally child process get 'init' process as a parent process. For other ways, I have some options like exterminating the child process or setting a timer to end the expiration of child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Menlo-Regular" svg:font-family="Menlo-Regular"/>
    <style:font-face style:name="MS Mincho" svg:font-family="'MS Mincho', 'ＭＳ 明朝'" style:font-family-generic="modern"/>
    <style:font-face style:name="lr ¾©" svg:font-family="'lr ¾©', 'Times New Roman'" style:font-family-generic="roman"/>
    <style:font-face style:name="Nimbus Mono L" svg:font-family="'Nimbus Mono L'"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DejaVu Sans1" style:font-size-asian="10.5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style:font-name-asian="lr ¾©"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loext:contextual-spacing="false" fo:margin-top="0in" fo:margin-bottom="0.0835i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DejaVu Sans1" style:font-size-asian="14pt" style:font-weight-asian="bold" style:font-name-complex="DejaVu Sans1" style:font-size-complex="14pt"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class="index"/>
    <style:style style:name="DisserChapter" style:family="paragraph" style:parent-style-name="Contents_20_1" style:list-style-name="WW8Num4">
      <style:paragraph-properties loext:contextual-spacing="false" fo:margin-top="0.1665in" fo:margin-bottom="0.0835in" fo:orphans="0" fo:widows="0" style:text-autospace="none"/>
      <style:text-properties style:font-name="Arial" fo:font-size="18pt" fo:font-weight="bold" style:font-name-asian="SimSun" style:font-size-asian="18pt" style:language-asian="zh" style:country-asian="CN" style:font-weight-asian="bold" style:font-weight-complex="bold"/>
    </style:style>
    <style:style style:name="DisserNoNumberChapter" style:family="paragraph" style:parent-style-name="Heading_20_1" style:default-outline-level="" style:list-style-name="">
      <style:paragraph-properties loext:contextual-spacing="false" fo:margin-left="0.0311in" fo:margin-right="1.4925in" fo:margin-top="0.0835in" fo:margin-bottom="0.0417in" fo:line-height="200%" fo:text-align="center" style:justify-single-word="false" fo:orphans="0" fo:widows="0" fo:text-indent="0in" style:auto-text-indent="false" fo:background-color="#ffffff" style:text-autospace="none">
        <style:background-image/>
      </style:paragraph-properties>
      <style:text-properties fo:font-size="18pt" fo:letter-spacing="0.0047in" style:font-name-asian="SimSun" style:font-size-asian="18pt" style:language-asian="zh" style:country-asian="CN"/>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loext:contextual-spacing="false" fo:margin-left="0in" fo:margin-right="0in" fo:margin-top="0in" fo:margin-bottom="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loext:contextual-spacing="false"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loext:contextual-spacing="false" fo:margin-top="0.1654in" fo:margin-bottom="0.0827in"/>
    </style:style>
    <style:style style:name="Heading2" style:family="paragraph" style:parent-style-name="Standard">
      <style:paragraph-properties loext:contextual-spacing="false"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loext:contextual-spacing="false" fo:margin-left="0in" fo:margin-right="0in" fo:margin-top="0in" fo:margin-bottom="0.198in" fo:line-height="92%" fo:text-align="start" style:justify-single-word="false" fo:text-indent="0in" style:auto-text-indent="false" style:text-autospace="none" style:writing-mode="lr-tb">
        <style:tab-stops>
          <style:tab-stop style:position="0.2362in"/>
          <style:tab-stop style:position="1.022in"/>
          <style:tab-stop style:position="1.8083in"/>
          <style:tab-stop style:position="2.5953in"/>
          <style:tab-stop style:position="3.3819in"/>
          <style:tab-stop style:position="4.1681in"/>
          <style:tab-stop style:position="4.9547in"/>
          <style:tab-stop style:position="5.7409in"/>
          <style:tab-stop style:position="6.528in"/>
          <style:tab-stop style:position="7.3138in"/>
          <style:tab-stop style:position="8.1008in"/>
          <style:tab-stop style:position="8.8866in"/>
          <style:tab-stop style:position="9.6728in"/>
          <style:tab-stop style:position="10.4598in"/>
          <style:tab-stop style:position="11.2465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loext:contextual-spacing="false" fo:margin-top="0in" fo:margin-bottom="0.1563in">
        <style:tab-stops>
          <style:tab-stop style:position="0.7083in"/>
          <style:tab-stop style:position="1.4945in"/>
          <style:tab-stop style:position="2.2811in"/>
          <style:tab-stop style:position="3.0673in"/>
          <style:tab-stop style:position="3.8543in"/>
          <style:tab-stop style:position="4.6402in"/>
          <style:tab-stop style:position="5.4272in"/>
          <style:tab-stop style:position="6.2134in"/>
          <style:tab-stop style:position="7in"/>
          <style:tab-stop style:position="7.7862in"/>
          <style:tab-stop style:position="8.5728in"/>
          <style:tab-stop style:position="9.3591in"/>
          <style:tab-stop style:position="10.1457in"/>
          <style:tab-stop style:position="10.9319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loext:contextual-spacing="false" fo:margin-top="0in" fo:margin-bottom="0.1181in">
        <style:tab-stops>
          <style:tab-stop style:position="0.3925in"/>
          <style:tab-stop style:position="1.1783in"/>
          <style:tab-stop style:position="1.9654in"/>
          <style:tab-stop style:position="2.7516in"/>
          <style:tab-stop style:position="3.5382in"/>
          <style:tab-stop style:position="4.3244in"/>
          <style:tab-stop style:position="5.111in"/>
          <style:tab-stop style:position="5.8972in"/>
          <style:tab-stop style:position="6.6839in"/>
          <style:tab-stop style:position="7.4701in"/>
          <style:tab-stop style:position="8.2571in"/>
          <style:tab-stop style:position="9.0429in"/>
          <style:tab-stop style:position="9.8299in"/>
          <style:tab-stop style:position="10.6161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loext:contextual-spacing="false" fo:margin-top="0in" fo:margin-bottom="0.078in">
        <style:tab-stops>
          <style:tab-stop style:position="0.078in"/>
          <style:tab-stop style:position="0.8646in"/>
          <style:tab-stop style:position="1.6508in"/>
          <style:tab-stop style:position="2.4374in"/>
          <style:tab-stop style:position="3.2236in"/>
          <style:tab-stop style:position="4.0102in"/>
          <style:tab-stop style:position="4.7965in"/>
          <style:tab-stop style:position="5.5835in"/>
          <style:tab-stop style:position="6.3693in"/>
          <style:tab-stop style:position="7.1563in"/>
          <style:tab-stop style:position="7.9425in"/>
          <style:tab-stop style:position="8.7291in"/>
          <style:tab-stop style:position="9.5154in"/>
          <style:tab-stop style:position="10.30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loext:contextual-spacing="false" fo:margin-top="0in" fo:margin-bottom="0.0382in">
        <style:tab-stops>
          <style:tab-stop style:position="0.5484in"/>
          <style:tab-stop style:position="1.3346in"/>
          <style:tab-stop style:position="2.1217in"/>
          <style:tab-stop style:position="2.9075in"/>
          <style:tab-stop style:position="3.6937in"/>
          <style:tab-stop style:position="4.4807in"/>
          <style:tab-stop style:position="5.2673in"/>
          <style:tab-stop style:position="6.0535in"/>
          <style:tab-stop style:position="6.8402in"/>
          <style:tab-stop style:position="7.6264in"/>
          <style:tab-stop style:position="8.4134in"/>
          <style:tab-stop style:position="9.1992in"/>
          <style:tab-stop style:position="9.986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loext:contextual-spacing="false"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000066" style:text-outline="false" style:text-line-through-style="none" style:font-name="DejaVu Sans" fo:font-size="54pt" fo:font-style="normal" fo:text-shadow="1pt 1pt" style:text-underline-style="none" fo:font-weight="bold" style:font-name-asian="DejaVu Sans" style:font-size-asian="54pt" style:font-style-asian="normal" style:font-weight-asian="bold" style:font-name-complex="DejaVu Sans" style:font-size-complex="54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loext:contextual-spacing="false" fo:margin-left="0in" fo:margin-right="0in" fo:margin-top="0.111in" fo:margin-bottom="0in" fo:line-height="100%" fo:text-align="start" style:justify-single-word="false" fo:text-indent="0in" style:auto-text-indent="false" style:text-autospace="none" style:writing-mode="lr-tb">
        <style:tab-stops>
          <style:tab-stop style:position="0.411in"/>
          <style:tab-stop style:position="1.198in"/>
          <style:tab-stop style:position="1.9839in"/>
          <style:tab-stop style:position="2.7701in"/>
          <style:tab-stop style:position="3.5571in"/>
          <style:tab-stop style:position="4.3437in"/>
          <style:tab-stop style:position="5.1299in"/>
          <style:tab-stop style:position="5.9165in"/>
          <style:tab-stop style:position="6.7028in"/>
          <style:tab-stop style:position="7.4898in"/>
          <style:tab-stop style:position="8.2756in"/>
          <style:tab-stop style:position="9.0626in"/>
          <style:tab-stop style:position="9.8484in"/>
          <style:tab-stop style:position="10.6346in"/>
          <style:tab-stop style:position="11.4217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loext:contextual-spacing="false"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loext:contextual-spacing="false"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loext:contextual-spacing="false" fo:margin-left="0in" fo:margin-right="0in" fo:margin-top="0in" fo:margin-bottom="0in" style:line-height-at-least="0.139in" fo:text-indent="0in" style:auto-text-indent="false" style:text-autospace="none"/>
      <style:text-properties style:use-window-font-color="true" style:font-name="DejaVu Sans" fo:font-size="18pt"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loext:contextual-spacing="false"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000066" style:text-outline="false" style:text-line-through-style="none" style:font-name="DejaVu Sans" fo:font-size="54pt" fo:font-style="normal" fo:text-shadow="1pt 1pt" style:text-underline-style="none" fo:font-weight="bold" style:font-name-asian="DejaVu Sans" style:font-size-asian="54pt" style:font-style-asian="normal" style:font-weight-asian="bold" style:font-name-complex="DejaVu Sans" style:font-size-complex="54pt" style:font-style-complex="normal" style:font-weight-complex="bold" style:text-emphasize="none" style:text-overline-style="none" style:text-overline-color="font-color"/>
    </style:style>
    <style:style style:name="Background_20_objects" style:display-name="Background objects" style:family="paragraph">
      <style:paragraph-properties loext:contextual-spacing="false"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loext:contextual-spacing="false"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loext:contextual-spacing="false" fo:margin-left="0in" fo:margin-right="0in" fo:margin-top="0in" fo:margin-bottom="0.198in" fo:line-height="92%" fo:text-align="start" style:justify-single-word="false" fo:text-indent="0in" style:auto-text-indent="false" style:text-autospace="none" style:writing-mode="lr-tb">
        <style:tab-stops>
          <style:tab-stop style:position="0.2362in"/>
          <style:tab-stop style:position="1.022in"/>
          <style:tab-stop style:position="1.8083in"/>
          <style:tab-stop style:position="2.5953in"/>
          <style:tab-stop style:position="3.3819in"/>
          <style:tab-stop style:position="4.1681in"/>
          <style:tab-stop style:position="4.9547in"/>
          <style:tab-stop style:position="5.7409in"/>
          <style:tab-stop style:position="6.528in"/>
          <style:tab-stop style:position="7.3138in"/>
          <style:tab-stop style:position="8.1008in"/>
          <style:tab-stop style:position="8.8866in"/>
          <style:tab-stop style:position="9.6728in"/>
          <style:tab-stop style:position="10.4598in"/>
          <style:tab-stop style:position="11.2465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loext:contextual-spacing="false" fo:margin-top="0in" fo:margin-bottom="0.1563in">
        <style:tab-stops>
          <style:tab-stop style:position="0.7083in"/>
          <style:tab-stop style:position="1.4945in"/>
          <style:tab-stop style:position="2.2811in"/>
          <style:tab-stop style:position="3.0673in"/>
          <style:tab-stop style:position="3.8543in"/>
          <style:tab-stop style:position="4.6402in"/>
          <style:tab-stop style:position="5.4272in"/>
          <style:tab-stop style:position="6.2134in"/>
          <style:tab-stop style:position="7in"/>
          <style:tab-stop style:position="7.7862in"/>
          <style:tab-stop style:position="8.5728in"/>
          <style:tab-stop style:position="9.3591in"/>
          <style:tab-stop style:position="10.1457in"/>
          <style:tab-stop style:position="10.9319in"/>
        </style:tab-stops>
      </style:paragraph-properties>
      <style:text-properties fo:font-size="28pt" style:font-size-asian="28pt" style:font-size-complex="28pt"/>
    </style:style>
    <style:style style:name="Outline_20_3" style:display-name="Outline 3" style:family="paragraph" style:parent-style-name="Outline_20_2">
      <style:paragraph-properties loext:contextual-spacing="false" fo:margin-top="0in" fo:margin-bottom="0.1181in">
        <style:tab-stops>
          <style:tab-stop style:position="0.3925in"/>
          <style:tab-stop style:position="1.1783in"/>
          <style:tab-stop style:position="1.9654in"/>
          <style:tab-stop style:position="2.7516in"/>
          <style:tab-stop style:position="3.5382in"/>
          <style:tab-stop style:position="4.3244in"/>
          <style:tab-stop style:position="5.111in"/>
          <style:tab-stop style:position="5.8972in"/>
          <style:tab-stop style:position="6.6839in"/>
          <style:tab-stop style:position="7.4701in"/>
          <style:tab-stop style:position="8.2571in"/>
          <style:tab-stop style:position="9.0429in"/>
          <style:tab-stop style:position="9.8299in"/>
          <style:tab-stop style:position="10.6161in"/>
        </style:tab-stops>
      </style:paragraph-properties>
      <style:text-properties fo:font-size="24pt" style:font-size-asian="24pt" style:font-size-complex="24pt"/>
    </style:style>
    <style:style style:name="Outline_20_4" style:display-name="Outline 4" style:family="paragraph" style:parent-style-name="Outline_20_3">
      <style:paragraph-properties loext:contextual-spacing="false" fo:margin-top="0in" fo:margin-bottom="0.078in">
        <style:tab-stops>
          <style:tab-stop style:position="0.078in"/>
          <style:tab-stop style:position="0.8646in"/>
          <style:tab-stop style:position="1.6508in"/>
          <style:tab-stop style:position="2.4374in"/>
          <style:tab-stop style:position="3.2236in"/>
          <style:tab-stop style:position="4.0102in"/>
          <style:tab-stop style:position="4.7965in"/>
          <style:tab-stop style:position="5.5835in"/>
          <style:tab-stop style:position="6.3693in"/>
          <style:tab-stop style:position="7.1563in"/>
          <style:tab-stop style:position="7.9425in"/>
          <style:tab-stop style:position="8.7291in"/>
          <style:tab-stop style:position="9.5154in"/>
          <style:tab-stop style:position="10.302in"/>
        </style:tab-stops>
      </style:paragraph-properties>
      <style:text-properties fo:font-size="20pt" style:font-size-asian="20pt" style:font-size-complex="20pt"/>
    </style:style>
    <style:style style:name="Outline_20_5" style:display-name="Outline 5" style:family="paragraph" style:parent-style-name="Outline_20_4">
      <style:paragraph-properties loext:contextual-spacing="false" fo:margin-top="0in" fo:margin-bottom="0.0382in">
        <style:tab-stops>
          <style:tab-stop style:position="0.5484in"/>
          <style:tab-stop style:position="1.3346in"/>
          <style:tab-stop style:position="2.1217in"/>
          <style:tab-stop style:position="2.9075in"/>
          <style:tab-stop style:position="3.6937in"/>
          <style:tab-stop style:position="4.4807in"/>
          <style:tab-stop style:position="5.2673in"/>
          <style:tab-stop style:position="6.0535in"/>
          <style:tab-stop style:position="6.8402in"/>
          <style:tab-stop style:position="7.6264in"/>
          <style:tab-stop style:position="8.4134in"/>
          <style:tab-stop style:position="9.1992in"/>
          <style:tab-stop style:position="9.986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loext:contextual-spacing="false"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7862in"/>
          <style:tab-stop style:position="1.5728in"/>
          <style:tab-stop style:position="2.3591in"/>
          <style:tab-stop style:position="3.1457in"/>
          <style:tab-stop style:position="3.9319in"/>
          <style:tab-stop style:position="4.7189in"/>
          <style:tab-stop style:position="5.5047in"/>
          <style:tab-stop style:position="6.2917in"/>
          <style:tab-stop style:position="7.078in"/>
          <style:tab-stop style:position="7.8646in"/>
          <style:tab-stop style:position="8.6508in"/>
          <style:tab-stop style:position="9.4374in"/>
          <style:tab-stop style:position="10.2236in"/>
          <style:tab-stop style:position="11.0102in"/>
          <style:tab-stop style:position="11.7965in"/>
        </style:tab-stops>
      </style:paragraph-properties>
      <style:text-properties fo:color="#000066" style:text-outline="false" style:text-line-through-style="none" style:font-name="DejaVu Sans" fo:font-size="54pt" fo:font-style="normal" fo:text-shadow="1pt 1pt" style:text-underline-style="none" fo:font-weight="bold" style:font-name-asian="DejaVu Sans" style:font-size-asian="54pt" style:font-style-asian="normal" style:font-weight-asian="bold" style:font-name-complex="DejaVu Sans" style:font-size-complex="54pt" style:font-style-complex="normal" style:font-weight-complex="bold" style:text-emphasize="none" style:text-overline-style="none" style:text-overline-color="font-color"/>
    </style:style>
    <style:style style:name="WW-Title12" style:family="paragraph">
      <style:paragraph-properties loext:contextual-spacing="false"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6600" style:text-outline="false" style:text-line-through-style="none" style:font-name="DejaVu Sans" fo:font-size="32pt" fo:font-style="normal" fo:text-shadow="none" style:text-underline-style="none" fo:font-weight="bold" style:font-name-asian="DejaVu Sans" style:font-size-asian="32pt" style:font-style-asian="normal" style:font-weight-asian="bold" style:font-name-complex="DejaVu Sans" style:font-size-complex="32pt" style:font-style-complex="normal" style:font-weight-complex="bold" style:text-emphasize="none" style:text-overline-style="none" style:text-overline-color="font-color"/>
    </style:style>
    <style:style style:name="Title1_7e_LT_7e_Gliederung_20_1" style:display-name="Title1~LT~Gliederung 1" style:family="paragraph">
      <style:paragraph-properties loext:contextual-spacing="false" fo:margin-left="0in" fo:margin-right="0in" fo:margin-top="0.0693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3300"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loext:contextual-spacing="false" fo:margin-top="0.0626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18pt" style:font-size-asian="18pt" style:font-size-complex="18pt"/>
    </style:style>
    <style:style style:name="Title1_7e_LT_7e_Gliederung_20_3" style:display-name="Title1~LT~Gliederung 3" style:family="paragraph" style:parent-style-name="Title1_7e_LT_7e_Gliederung_20_2">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Title1_7e_LT_7e_Gliederung_20_4" style:display-name="Title1~LT~Gliederung 4" style:family="paragraph" style:parent-style-name="Title1_7e_LT_7e_Gliederung_20_3">
      <style:paragraph-properties>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loext:contextual-spacing="false"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ff" style:text-outline="false" style:text-line-through-style="none" style:font-name="DejaVu Sans" fo:font-size="32pt" fo:font-style="normal" fo:text-shadow="none" style:text-underline-style="none" fo:font-weight="bold" style:letter-kerning="true" style:font-name-asian="DejaVu Sans" style:font-size-asian="32pt" style:font-style-asian="normal" style:font-weight-asian="bold" style:font-name-complex="DejaVu Sans"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loext:contextual-spacing="false" fo:margin-left="0in" fo:margin-right="0in" fo:margin-top="0.069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3300"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loext:contextual-spacing="false"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Arial" fo:font-size="14pt" fo:font-style="normal" fo:font-weight="bold" style:font-size-asian="14pt" style:font-style-asian="normal" style:font-weight-asian="bold" style:font-size-complex="12pt"/>
    </style:style>
    <style:style style:name="WW8Num4z1" style:family="text">
      <style:text-properties style:font-name="Arial" fo:font-size="14pt" fo:font-style="normal" fo:font-weight="bold" style:font-size-asian="14pt" style:font-style-asian="normal" style:font-weight-asian="bold" style:font-size-complex="11pt"/>
    </style:style>
    <style:style style:name="WW8Num4z2" style:family="text">
      <style:text-properties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list-level-style-number text:level="1" text:style-name="WW8Num4z0" style:num-prefix="Chapter " style:num-suffix=". " style:num-format="1">
        <style:list-level-properties/>
      </text:list-level-style-number>
      <text:list-level-style-number text:level="2" text:style-name="WW8Num4z1" style:num-suffix="." style:num-format="1" text:display-levels="2">
        <style:list-level-properties/>
      </text:list-level-style-number>
      <text:list-level-style-number text:level="3" text:style-name="WW8Num4z2"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Exercise 2</dc:title>
    <meta:initial-creator>vazhenin</meta:initial-creator>
    <meta:creation-date>2007-10-10T15:42:00</meta:creation-date>
    <dc:date>2017-11-24T16:15:10</dc:date>
    <dc:language>en-US</dc:language>
    <meta:editing-cycles>45</meta:editing-cycles>
    <meta:editing-duration>PT11H57M52S</meta:editing-duration>
    <meta:printed-by>Alexander Vazhenin</meta:printed-by>
    <meta:print-date>2011-10-09T12:39:33</meta:print-date>
    <dc:creator>Yuta Nemoto</dc:creator>
    <meta:document-statistic meta:table-count="8" meta:image-count="0" meta:object-count="0" meta:page-count="4" meta:paragraph-count="337" meta:word-count="1151" meta:character-count="6041"/>
    <meta:user-defined meta:name="Info 1"/>
    <meta:user-defined meta:name="Info 2"/>
    <meta:user-defined meta:name="Info 3"/>
    <meta:user-defined meta:name="Info 4"/>
  </office:meta>
</office:document-meta>
</file>